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Segoe UI" svg:font-family="'Segoe UI'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51cm" style:rel-column-width="1638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51cm" style:rel-column-width="16383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251cm" style:rel-column-width="16383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51cm" style:rel-column-width="16383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4.251cm" style:rel-column-width="16383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4.251cm" style:rel-column-width="16383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4.251cm" style:rel-column-width="16383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D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4.251cm" style:rel-column-width="16383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D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ddfe6" officeooo:paragraph-rsid="000ddfe6"/>
    </style:style>
    <style:style style:name="P2" style:family="paragraph" style:parent-style-name="Standard">
      <style:paragraph-properties fo:text-align="start" style:justify-single-word="false"/>
      <style:text-properties officeooo:rsid="000ddfe6" officeooo:paragraph-rsid="000ddfe6"/>
    </style:style>
    <style:style style:name="P3" style:family="paragraph" style:parent-style-name="Standard">
      <style:paragraph-properties fo:text-align="start" style:justify-single-word="false"/>
      <style:text-properties officeooo:rsid="000ddfe6" officeooo:paragraph-rsid="000f6546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paragraph-rsid="001472e9"/>
    </style:style>
    <style:style style:name="P6" style:family="paragraph" style:parent-style-name="Standard">
      <style:paragraph-properties fo:text-align="start" style:justify-single-word="false"/>
      <style:text-properties officeooo:paragraph-rsid="00192697"/>
    </style:style>
    <style:style style:name="P7" style:family="paragraph" style:parent-style-name="Standard">
      <style:paragraph-properties fo:text-align="start" style:justify-single-word="false"/>
      <style:text-properties officeooo:paragraph-rsid="0034f8c9"/>
    </style:style>
    <style:style style:name="P8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paragraph-rsid="000f6546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officeooo:paragraph-rsid="001472e9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officeooo:paragraph-rsid="001f2795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font-size="10pt" officeooo:paragraph-rsid="0029c8cc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size="10pt" officeooo:paragraph-rsid="002dcb97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size="10pt" officeooo:paragraph-rsid="0031b892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font-size="10pt" officeooo:paragraph-rsid="00330cf3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officeooo:paragraph-rsid="003d5657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officeooo:rsid="00122b68" officeooo:paragraph-rsid="00122b68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size="10pt" officeooo:rsid="00122b68" officeooo:paragraph-rsid="001311d3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officeooo:rsid="00122b68" officeooo:paragraph-rsid="001785e0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0pt" officeooo:rsid="00122b68" officeooo:paragraph-rsid="001f2795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font-size="10pt" officeooo:rsid="001785e0" officeooo:paragraph-rsid="001785e0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font-size="10pt" officeooo:rsid="00189cf2" officeooo:paragraph-rsid="00189cf2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font-size="10pt" officeooo:rsid="00192697" officeooo:paragraph-rsid="00192697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font-size="10pt" officeooo:rsid="001a97d3" officeooo:paragraph-rsid="001a97d3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fo:font-size="10pt" officeooo:rsid="001b04e9" officeooo:paragraph-rsid="001b04e9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fo:font-size="10pt" officeooo:rsid="0020d30f" officeooo:paragraph-rsid="0020d30f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fo:font-size="10pt" officeooo:rsid="0020d30f" officeooo:paragraph-rsid="0022c0f2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fo:font-size="10pt" officeooo:rsid="00246019" officeooo:paragraph-rsid="00246019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fo:font-size="10pt" officeooo:rsid="0024c8ca" officeooo:paragraph-rsid="0024c8ca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fo:font-size="10pt" officeooo:rsid="0025f1fc" officeooo:paragraph-rsid="0025f1fc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fo:font-size="10pt" officeooo:rsid="00271f0d" officeooo:paragraph-rsid="00271f0d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fo:font-size="10pt" officeooo:rsid="00278ea1" officeooo:paragraph-rsid="00278ea1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fo:font-size="10pt" officeooo:rsid="00278ea1" officeooo:paragraph-rsid="00288a65" style:font-size-asian="10pt" style:font-size-complex="10pt"/>
    </style:style>
    <style:style style:name="P34" style:family="paragraph" style:parent-style-name="Standard">
      <style:paragraph-properties fo:text-align="start" style:justify-single-word="false"/>
      <style:text-properties fo:font-size="10pt" officeooo:rsid="00288a65" officeooo:paragraph-rsid="00288a65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fo:font-size="10pt" officeooo:rsid="002907f3" officeooo:paragraph-rsid="002907f3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fo:font-size="10pt" officeooo:rsid="0029c8cc" officeooo:paragraph-rsid="0029c8cc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fo:font-size="10pt" officeooo:rsid="0031b892" officeooo:paragraph-rsid="00330cf3" style:font-size-asian="10pt" style:font-size-complex="10pt"/>
    </style:style>
    <style:style style:name="P38" style:family="paragraph" style:parent-style-name="Standard">
      <style:paragraph-properties fo:text-align="start" style:justify-single-word="false"/>
      <style:text-properties fo:font-size="10pt" officeooo:rsid="003d5657" officeooo:paragraph-rsid="003d5657" style:font-size-asian="10pt" style:font-size-complex="10pt"/>
    </style:style>
    <style:style style:name="P39" style:family="paragraph" style:parent-style-name="Standard">
      <style:text-properties officeooo:paragraph-rsid="000f6546"/>
    </style:style>
    <style:style style:name="P40" style:family="paragraph" style:parent-style-name="Standard">
      <style:paragraph-properties fo:text-align="center" style:justify-single-word="false"/>
      <style:text-properties officeooo:rsid="000f6546" officeooo:paragraph-rsid="000f6546"/>
    </style:style>
    <style:style style:name="P41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0f6546" officeooo:paragraph-rsid="000f6546" style:font-style-asian="italic" style:font-weight-asian="bold" style:font-style-complex="italic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22b68" officeooo:paragraph-rsid="00122b68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472e9" officeooo:paragraph-rsid="001472e9" style:font-style-asian="italic" style:font-weight-asian="bold" style:font-style-complex="italic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1472e9" officeooo:paragraph-rsid="001472e9" style:font-style-asian="italic" style:font-weight-asian="bold" style:font-style-complex="italic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f2366" officeooo:paragraph-rsid="001f2366" style:font-style-asian="italic" style:font-weight-asian="bold" style:font-style-complex="italic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29c8cc" officeooo:paragraph-rsid="0029c8cc" style:font-style-asian="italic" style:font-weight-asian="bold" style:font-style-complex="italic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29c8cc" officeooo:paragraph-rsid="0029c8cc" style:font-style-asian="italic" style:font-weight-asian="bold" style:font-style-complex="italic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2dcb97" officeooo:paragraph-rsid="002dcb97" style:font-style-asian="italic" style:font-weight-asian="bold" style:font-style-complex="italic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2dcb97" officeooo:paragraph-rsid="002dcb97" style:font-style-asian="italic" style:font-weight-asian="bold" style:font-style-complex="italic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312767" officeooo:paragraph-rsid="00312767" style:font-style-asian="italic" style:font-weight-asian="bold" style:font-style-complex="italic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312767" officeooo:paragraph-rsid="0031b892" style:font-style-asian="italic" style:font-weight-asian="bold" style:font-style-complex="italic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330cf3" officeooo:paragraph-rsid="00330cf3" style:font-style-asian="italic" style:font-weight-asian="bold" style:font-style-complex="italic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330cf3" officeooo:paragraph-rsid="00330cf3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3d5657" officeooo:paragraph-rsid="003d5657" style:font-style-asian="italic" style:font-weight-asian="bold" style:font-style-complex="italic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3d5657" officeooo:paragraph-rsid="003d5657" style:font-style-asian="italic" style:font-weight-asian="bold" style:font-style-complex="italic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333333" loext:opacity="100%" style:font-name="Calibri" fo:font-size="11pt" officeooo:rsid="00122b68" officeooo:paragraph-rsid="00122b68" style:font-size-asian="11pt" style:font-size-complex="10pt"/>
    </style:style>
    <style:style style:name="P57" style:family="paragraph" style:parent-style-name="Standard">
      <style:paragraph-properties fo:text-align="start" style:justify-single-word="false"/>
      <style:text-properties fo:color="#333333" loext:opacity="100%" style:font-name="Calibri" fo:font-size="11pt" officeooo:rsid="00176cbc" officeooo:paragraph-rsid="00176cbc" style:font-size-asian="11pt" style:font-size-complex="10pt"/>
    </style:style>
    <style:style style:name="P58" style:family="paragraph" style:parent-style-name="Standard">
      <style:paragraph-properties fo:text-align="start" style:justify-single-word="false"/>
      <style:text-properties fo:color="#333333" loext:opacity="100%" style:font-name="Calibri" fo:font-size="11pt" officeooo:rsid="00176cbc" officeooo:paragraph-rsid="001785e0" style:font-size-asian="11pt" style:font-size-complex="10pt"/>
    </style:style>
    <style:style style:name="P59" style:family="paragraph" style:parent-style-name="Standard">
      <style:paragraph-properties fo:text-align="start" style:justify-single-word="false"/>
      <style:text-properties fo:color="#333333" loext:opacity="100%" style:font-name="Calibri" fo:font-size="11pt" officeooo:rsid="002b13c7" officeooo:paragraph-rsid="002b13c7" style:font-size-asian="11pt" style:font-size-complex="10pt"/>
    </style:style>
    <style:style style:name="P60" style:family="paragraph" style:parent-style-name="Standard">
      <style:paragraph-properties fo:text-align="start" style:justify-single-word="false"/>
      <style:text-properties fo:color="#333333" loext:opacity="100%" style:font-name="Calibri" fo:font-size="11pt" officeooo:rsid="002b13c7" officeooo:paragraph-rsid="002dcbe0" style:font-size-asian="11pt" style:font-size-complex="10pt"/>
    </style:style>
    <style:style style:name="P61" style:family="paragraph" style:parent-style-name="Standard">
      <style:paragraph-properties fo:text-align="start" style:justify-single-word="false"/>
      <style:text-properties fo:color="#333333" loext:opacity="100%" style:font-name="Calibri" fo:font-size="11pt" officeooo:rsid="002b13c7" officeooo:paragraph-rsid="002e10e8" style:font-size-asian="11pt" style:font-size-complex="10pt"/>
    </style:style>
    <style:style style:name="P62" style:family="paragraph" style:parent-style-name="Standard">
      <style:paragraph-properties fo:text-align="start" style:justify-single-word="false"/>
      <style:text-properties fo:color="#333333" loext:opacity="100%" style:font-name="Calibri" fo:font-size="11pt" officeooo:rsid="002b13c7" officeooo:paragraph-rsid="0031b892" style:font-size-asian="11pt" style:font-size-complex="10pt"/>
    </style:style>
    <style:style style:name="P63" style:family="paragraph" style:parent-style-name="Standard">
      <style:paragraph-properties fo:text-align="start" style:justify-single-word="false"/>
      <style:text-properties fo:color="#333333" loext:opacity="100%" style:font-name="Calibri" fo:font-size="11pt" officeooo:rsid="002c5d60" officeooo:paragraph-rsid="002c5d60" style:font-size-asian="11pt" style:font-size-complex="10pt"/>
    </style:style>
    <style:style style:name="P64" style:family="paragraph" style:parent-style-name="Standard">
      <style:paragraph-properties fo:text-align="start" style:justify-single-word="false"/>
      <style:text-properties fo:color="#333333" loext:opacity="100%" style:font-name="Calibri" fo:font-size="11pt" officeooo:rsid="002cc0ee" officeooo:paragraph-rsid="002cc0ee" style:font-size-asian="11pt" style:font-size-complex="10pt"/>
    </style:style>
    <style:style style:name="P65" style:family="paragraph" style:parent-style-name="Standard">
      <style:paragraph-properties fo:text-align="start" style:justify-single-word="false"/>
      <style:text-properties fo:color="#333333" loext:opacity="100%" style:font-name="Calibri" fo:font-size="11pt" officeooo:rsid="002cc0ee" officeooo:paragraph-rsid="0031b892" style:font-size-asian="11pt" style:font-size-complex="10pt"/>
    </style:style>
    <style:style style:name="P66" style:family="paragraph" style:parent-style-name="Standard">
      <style:paragraph-properties fo:text-align="start" style:justify-single-word="false"/>
      <style:text-properties fo:color="#333333" loext:opacity="100%" style:font-name="Calibri" fo:font-size="11pt" officeooo:rsid="002dcb97" officeooo:paragraph-rsid="002dcb97" style:font-size-asian="11pt" style:font-size-complex="10pt"/>
    </style:style>
    <style:style style:name="P67" style:family="paragraph" style:parent-style-name="Standard">
      <style:paragraph-properties fo:text-align="start" style:justify-single-word="false"/>
      <style:text-properties fo:color="#333333" loext:opacity="100%" style:font-name="Calibri" fo:font-size="11pt" officeooo:rsid="002dcbe0" officeooo:paragraph-rsid="002dcbe0" style:font-size-asian="11pt" style:font-size-complex="10pt"/>
    </style:style>
    <style:style style:name="P68" style:family="paragraph" style:parent-style-name="Standard">
      <style:paragraph-properties fo:text-align="start" style:justify-single-word="false"/>
      <style:text-properties fo:color="#333333" loext:opacity="100%" style:font-name="Calibri" fo:font-size="11pt" officeooo:rsid="002dcbe0" officeooo:paragraph-rsid="002e10e8" style:font-size-asian="11pt" style:font-size-complex="10pt"/>
    </style:style>
    <style:style style:name="P69" style:family="paragraph" style:parent-style-name="Standard">
      <style:paragraph-properties fo:text-align="start" style:justify-single-word="false"/>
      <style:text-properties fo:color="#333333" loext:opacity="100%" style:font-name="Calibri" fo:font-size="11pt" officeooo:rsid="002e10e8" officeooo:paragraph-rsid="002e10e8" style:font-size-asian="11pt" style:font-size-complex="10pt"/>
    </style:style>
    <style:style style:name="P70" style:family="paragraph" style:parent-style-name="Standard">
      <style:paragraph-properties fo:text-align="start" style:justify-single-word="false"/>
      <style:text-properties fo:color="#333333" loext:opacity="100%" style:font-name="Calibri" fo:font-size="11pt" officeooo:rsid="002ef845" officeooo:paragraph-rsid="002ef845" style:font-size-asian="11pt" style:font-size-complex="10pt"/>
    </style:style>
    <style:style style:name="P71" style:family="paragraph" style:parent-style-name="Standard">
      <style:paragraph-properties fo:text-align="start" style:justify-single-word="false"/>
      <style:text-properties fo:color="#333333" loext:opacity="100%" style:font-name="Calibri" fo:font-size="11pt" officeooo:rsid="002ef845" officeooo:paragraph-rsid="003097c6" style:font-size-asian="11pt" style:font-size-complex="10pt"/>
    </style:style>
    <style:style style:name="P72" style:family="paragraph" style:parent-style-name="Standard">
      <style:paragraph-properties fo:text-align="start" style:justify-single-word="false"/>
      <style:text-properties fo:color="#333333" loext:opacity="100%" style:font-name="Calibri" fo:font-size="11pt" officeooo:rsid="003097c6" officeooo:paragraph-rsid="003097c6" style:font-size-asian="11pt" style:font-size-complex="10pt"/>
    </style:style>
    <style:style style:name="P73" style:family="paragraph" style:parent-style-name="Standard">
      <style:paragraph-properties fo:text-align="start" style:justify-single-word="false"/>
      <style:text-properties fo:color="#333333" loext:opacity="100%" style:font-name="Calibri" fo:font-size="11pt" officeooo:rsid="0031b892" officeooo:paragraph-rsid="0031b892" style:font-size-asian="11pt" style:font-size-complex="10pt"/>
    </style:style>
    <style:style style:name="P74" style:family="paragraph" style:parent-style-name="Standard">
      <style:paragraph-properties fo:text-align="start" style:justify-single-word="false"/>
      <style:text-properties fo:color="#333333" loext:opacity="100%" style:font-name="Calibri" fo:font-size="11pt" officeooo:rsid="00326627" officeooo:paragraph-rsid="00326627" style:font-size-asian="11pt" style:font-size-complex="10pt"/>
    </style:style>
    <style:style style:name="P75" style:family="paragraph" style:parent-style-name="Standard">
      <style:paragraph-properties fo:text-align="start" style:justify-single-word="false"/>
      <style:text-properties fo:color="#333333" loext:opacity="100%" style:font-name="Calibri" fo:font-size="11pt" officeooo:rsid="00369055" officeooo:paragraph-rsid="00369055" style:font-size-asian="11pt" style:font-size-complex="10pt"/>
    </style:style>
    <style:style style:name="P76" style:family="paragraph" style:parent-style-name="Standard">
      <style:paragraph-properties fo:text-align="start" style:justify-single-word="false"/>
      <style:text-properties fo:color="#333333" loext:opacity="100%" style:font-name="Calibri" fo:font-size="11pt" officeooo:rsid="0036c426" officeooo:paragraph-rsid="0036c426" style:font-size-asian="11pt" style:font-size-complex="10pt"/>
    </style:style>
    <style:style style:name="P77" style:family="paragraph" style:parent-style-name="Standard">
      <style:paragraph-properties fo:text-align="start" style:justify-single-word="false"/>
      <style:text-properties fo:color="#333333" loext:opacity="100%" style:font-name="Calibri" fo:font-size="11pt" officeooo:rsid="0036c426" officeooo:paragraph-rsid="00381a2d" style:font-size-asian="11pt" style:font-size-complex="10pt"/>
    </style:style>
    <style:style style:name="P78" style:family="paragraph" style:parent-style-name="Standard">
      <style:paragraph-properties fo:text-align="start" style:justify-single-word="false"/>
      <style:text-properties fo:color="#333333" loext:opacity="100%" style:font-name="Calibri" fo:font-size="11pt" officeooo:rsid="00381a2d" officeooo:paragraph-rsid="00381a2d" style:font-size-asian="11pt" style:font-size-complex="10pt"/>
    </style:style>
    <style:style style:name="P79" style:family="paragraph" style:parent-style-name="Standard">
      <style:paragraph-properties fo:text-align="start" style:justify-single-word="false"/>
      <style:text-properties fo:color="#333333" loext:opacity="100%" style:font-name="Calibri" fo:font-size="11pt" officeooo:rsid="00394474" officeooo:paragraph-rsid="00394474" style:font-size-asian="11pt" style:font-size-complex="10pt"/>
    </style:style>
    <style:style style:name="P80" style:family="paragraph" style:parent-style-name="Standard">
      <style:paragraph-properties fo:text-align="start" style:justify-single-word="false"/>
      <style:text-properties fo:color="#333333" loext:opacity="100%" style:font-name="Calibri" fo:font-size="11pt" officeooo:rsid="00394cc8" officeooo:paragraph-rsid="00394cc8" style:font-size-asian="11pt" style:font-size-complex="10pt"/>
    </style:style>
    <style:style style:name="P81" style:family="paragraph" style:parent-style-name="Standard">
      <style:paragraph-properties fo:text-align="start" style:justify-single-word="false"/>
      <style:text-properties fo:color="#333333" loext:opacity="100%" style:font-name="Calibri" fo:font-size="11pt" officeooo:rsid="003a34d4" officeooo:paragraph-rsid="003a34d4" style:font-size-asian="11pt" style:font-size-complex="10pt"/>
    </style:style>
    <style:style style:name="P82" style:family="paragraph" style:parent-style-name="Standard">
      <style:paragraph-properties fo:text-align="start" style:justify-single-word="false"/>
      <style:text-properties fo:color="#333333" loext:opacity="100%" style:font-name="Calibri" fo:font-size="10pt" officeooo:rsid="00122b68" officeooo:paragraph-rsid="0020b1a2" style:font-size-asian="10pt" style:font-size-complex="10pt"/>
    </style:style>
    <style:style style:name="P8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472e9" officeooo:paragraph-rsid="001472e9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f2366" officeooo:paragraph-rsid="001f2795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30cf3" officeooo:paragraph-rsid="00330cf3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officeooo:paragraph-rsid="001472e9"/>
    </style:style>
    <style:style style:name="P87" style:family="paragraph" style:parent-style-name="Standard">
      <style:text-properties officeooo:paragraph-rsid="001f2795"/>
    </style:style>
    <style:style style:name="P88" style:family="paragraph" style:parent-style-name="Standard">
      <style:text-properties officeooo:paragraph-rsid="0029c8cc"/>
    </style:style>
    <style:style style:name="P89" style:family="paragraph" style:parent-style-name="Standard">
      <style:text-properties officeooo:paragraph-rsid="002dcb97"/>
    </style:style>
    <style:style style:name="P90" style:family="paragraph" style:parent-style-name="Standard">
      <style:text-properties officeooo:paragraph-rsid="0031b892"/>
    </style:style>
    <style:style style:name="P91" style:family="paragraph" style:parent-style-name="Standard">
      <style:text-properties officeooo:paragraph-rsid="003d5657"/>
    </style:style>
    <style:style style:name="P92" style:family="paragraph" style:parent-style-name="Standard">
      <style:paragraph-properties fo:text-align="center" style:justify-single-word="false" fo:break-before="page"/>
      <style:text-properties fo:font-style="italic" style:text-underline-style="solid" style:text-underline-width="auto" style:text-underline-color="font-color" fo:font-weight="bold" officeooo:rsid="002dcb97" officeooo:paragraph-rsid="002dcb97" style:font-style-asian="italic" style:font-weight-asian="bold" style:font-style-complex="italic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officeooo:paragraph-rsid="000f6546"/>
    </style:style>
    <style:style style:name="P94" style:family="paragraph" style:parent-style-name="Table_20_Contents">
      <style:paragraph-properties fo:text-align="start" style:justify-single-word="false"/>
      <style:text-properties officeooo:paragraph-rsid="002b13c7"/>
    </style:style>
    <style:style style:name="P95" style:family="paragraph" style:parent-style-name="Table_20_Contents">
      <style:paragraph-properties fo:text-align="start" style:justify-single-word="false"/>
      <style:text-properties officeooo:paragraph-rsid="00330cf3"/>
    </style:style>
    <style:style style:name="P96" style:family="paragraph" style:parent-style-name="Table_20_Contents">
      <style:paragraph-properties fo:text-align="start" style:justify-single-word="false"/>
      <style:text-properties fo:font-size="10pt" officeooo:rsid="000ddfe6" officeooo:paragraph-rsid="000ddfe6" style:font-size-asian="10pt" style:font-size-complex="10pt"/>
    </style:style>
    <style:style style:name="P97" style:family="paragraph" style:parent-style-name="Table_20_Contents">
      <style:paragraph-properties fo:text-align="start" style:justify-single-word="false"/>
      <style:text-properties fo:font-size="10pt" officeooo:rsid="000ddfe6" officeooo:paragraph-rsid="000f6546" style:font-size-asian="10pt" style:font-size-complex="10pt"/>
    </style:style>
    <style:style style:name="P98" style:family="paragraph" style:parent-style-name="Table_20_Contents">
      <style:paragraph-properties fo:text-align="start" style:justify-single-word="false"/>
      <style:text-properties fo:font-size="10pt" officeooo:rsid="000ddfe6" officeooo:paragraph-rsid="001472e9" style:font-size-asian="10pt" style:font-size-complex="10pt"/>
    </style:style>
    <style:style style:name="P99" style:family="paragraph" style:parent-style-name="Table_20_Contents">
      <style:paragraph-properties fo:text-align="start" style:justify-single-word="false"/>
      <style:text-properties fo:font-size="10pt" officeooo:rsid="000ddfe6" officeooo:paragraph-rsid="001f2795" style:font-size-asian="10pt" style:font-size-complex="10pt"/>
    </style:style>
    <style:style style:name="P100" style:family="paragraph" style:parent-style-name="Table_20_Contents">
      <style:paragraph-properties fo:text-align="start" style:justify-single-word="false"/>
      <style:text-properties fo:font-size="10pt" officeooo:rsid="000ddfe6" officeooo:paragraph-rsid="0029c8cc" style:font-size-asian="10pt" style:font-size-complex="10pt"/>
    </style:style>
    <style:style style:name="P101" style:family="paragraph" style:parent-style-name="Table_20_Contents">
      <style:paragraph-properties fo:text-align="start" style:justify-single-word="false"/>
      <style:text-properties fo:font-size="10pt" officeooo:rsid="000ddfe6" officeooo:paragraph-rsid="002dcb97" style:font-size-asian="10pt" style:font-size-complex="10pt"/>
    </style:style>
    <style:style style:name="P102" style:family="paragraph" style:parent-style-name="Table_20_Contents">
      <style:paragraph-properties fo:text-align="start" style:justify-single-word="false"/>
      <style:text-properties fo:font-size="10pt" officeooo:rsid="000ddfe6" officeooo:paragraph-rsid="0031b892" style:font-size-asian="10pt" style:font-size-complex="10pt"/>
    </style:style>
    <style:style style:name="P103" style:family="paragraph" style:parent-style-name="Table_20_Contents">
      <style:paragraph-properties fo:text-align="start" style:justify-single-word="false"/>
      <style:text-properties fo:font-size="10pt" officeooo:rsid="000ddfe6" officeooo:paragraph-rsid="00330cf3" style:font-size-asian="10pt" style:font-size-complex="10pt"/>
    </style:style>
    <style:style style:name="P104" style:family="paragraph" style:parent-style-name="Table_20_Contents">
      <style:paragraph-properties fo:text-align="start" style:justify-single-word="false"/>
      <style:text-properties fo:font-size="10pt" officeooo:rsid="000ddfe6" officeooo:paragraph-rsid="003d5657" style:font-size-asian="10pt" style:font-size-complex="10pt"/>
    </style:style>
    <style:style style:name="P105" style:family="paragraph" style:parent-style-name="Table_20_Contents">
      <style:paragraph-properties fo:text-align="start" style:justify-single-word="false"/>
      <style:text-properties fo:font-size="10pt" officeooo:rsid="000efd9a" officeooo:paragraph-rsid="000efd9a" style:font-size-asian="10pt" style:font-size-complex="10pt"/>
    </style:style>
    <style:style style:name="P106" style:family="paragraph" style:parent-style-name="Table_20_Contents">
      <style:paragraph-properties fo:text-align="start" style:justify-single-word="false"/>
      <style:text-properties fo:font-size="10pt" officeooo:rsid="000f6546" officeooo:paragraph-rsid="000f6546" style:font-size-asian="10pt" style:font-size-complex="10pt"/>
    </style:style>
    <style:style style:name="P107" style:family="paragraph" style:parent-style-name="Table_20_Contents">
      <style:paragraph-properties fo:text-align="start" style:justify-single-word="false"/>
      <style:text-properties fo:font-size="10pt" officeooo:rsid="0010850f" officeooo:paragraph-rsid="0010850f" style:font-size-asian="10pt" style:font-size-complex="10pt"/>
    </style:style>
    <style:style style:name="P108" style:family="paragraph" style:parent-style-name="Table_20_Contents">
      <style:paragraph-properties fo:text-align="start" style:justify-single-word="false"/>
      <style:text-properties fo:font-size="10pt" officeooo:rsid="00122b68" officeooo:paragraph-rsid="00122b68" style:font-size-asian="10pt" style:font-size-complex="10pt"/>
    </style:style>
    <style:style style:name="P109" style:family="paragraph" style:parent-style-name="Table_20_Contents">
      <style:paragraph-properties fo:text-align="start" style:justify-single-word="false"/>
      <style:text-properties fo:font-size="10pt" officeooo:rsid="00122b68" officeooo:paragraph-rsid="001472e9" style:font-size-asian="10pt" style:font-size-complex="10pt"/>
    </style:style>
    <style:style style:name="P110" style:family="paragraph" style:parent-style-name="Table_20_Contents">
      <style:paragraph-properties fo:text-align="start" style:justify-single-word="false"/>
      <style:text-properties fo:font-size="10pt" officeooo:rsid="001311d3" officeooo:paragraph-rsid="001311d3" style:font-size-asian="10pt" style:font-size-complex="10pt"/>
    </style:style>
    <style:style style:name="P111" style:family="paragraph" style:parent-style-name="Table_20_Contents">
      <style:paragraph-properties fo:text-align="start" style:justify-single-word="false"/>
      <style:text-properties fo:font-size="10pt" officeooo:rsid="001311d3" officeooo:paragraph-rsid="001472e9" style:font-size-asian="10pt" style:font-size-complex="10pt"/>
    </style:style>
    <style:style style:name="P112" style:family="paragraph" style:parent-style-name="Table_20_Contents">
      <style:paragraph-properties fo:text-align="start" style:justify-single-word="false"/>
      <style:text-properties fo:font-size="10pt" officeooo:rsid="001311d3" officeooo:paragraph-rsid="001f2795" style:font-size-asian="10pt" style:font-size-complex="10pt"/>
    </style:style>
    <style:style style:name="P113" style:family="paragraph" style:parent-style-name="Table_20_Contents">
      <style:paragraph-properties fo:text-align="start" style:justify-single-word="false"/>
      <style:text-properties fo:font-size="10pt" officeooo:rsid="001311d3" officeooo:paragraph-rsid="0029c8cc" style:font-size-asian="10pt" style:font-size-complex="10pt"/>
    </style:style>
    <style:style style:name="P114" style:family="paragraph" style:parent-style-name="Table_20_Contents">
      <style:paragraph-properties fo:text-align="start" style:justify-single-word="false"/>
      <style:text-properties fo:font-size="10pt" officeooo:rsid="001311d3" officeooo:paragraph-rsid="002dcb97" style:font-size-asian="10pt" style:font-size-complex="10pt"/>
    </style:style>
    <style:style style:name="P115" style:family="paragraph" style:parent-style-name="Table_20_Contents">
      <style:paragraph-properties fo:text-align="start" style:justify-single-word="false"/>
      <style:text-properties fo:font-size="10pt" officeooo:rsid="001311d3" officeooo:paragraph-rsid="0031b892" style:font-size-asian="10pt" style:font-size-complex="10pt"/>
    </style:style>
    <style:style style:name="P116" style:family="paragraph" style:parent-style-name="Table_20_Contents">
      <style:paragraph-properties fo:text-align="start" style:justify-single-word="false"/>
      <style:text-properties fo:font-size="10pt" officeooo:rsid="001311d3" officeooo:paragraph-rsid="00330cf3" style:font-size-asian="10pt" style:font-size-complex="10pt"/>
    </style:style>
    <style:style style:name="P117" style:family="paragraph" style:parent-style-name="Table_20_Contents">
      <style:paragraph-properties fo:text-align="start" style:justify-single-word="false"/>
      <style:text-properties fo:font-size="10pt" officeooo:rsid="001785e0" officeooo:paragraph-rsid="001785e0" style:font-size-asian="10pt" style:font-size-complex="10pt"/>
    </style:style>
    <style:style style:name="P118" style:family="paragraph" style:parent-style-name="Table_20_Contents">
      <style:paragraph-properties fo:text-align="start" style:justify-single-word="false"/>
      <style:text-properties fo:font-size="10pt" officeooo:rsid="001785e0" officeooo:paragraph-rsid="00189cf2" style:font-size-asian="10pt" style:font-size-complex="10pt"/>
    </style:style>
    <style:style style:name="P119" style:family="paragraph" style:parent-style-name="Table_20_Contents">
      <style:paragraph-properties fo:text-align="start" style:justify-single-word="false"/>
      <style:text-properties fo:font-size="10pt" officeooo:rsid="001785e0" officeooo:paragraph-rsid="001f2795" style:font-size-asian="10pt" style:font-size-complex="10pt"/>
    </style:style>
    <style:style style:name="P120" style:family="paragraph" style:parent-style-name="Table_20_Contents">
      <style:paragraph-properties fo:text-align="start" style:justify-single-word="false"/>
      <style:text-properties fo:font-size="10pt" officeooo:rsid="00192697" officeooo:paragraph-rsid="00192697" style:font-size-asian="10pt" style:font-size-complex="10pt"/>
    </style:style>
    <style:style style:name="P121" style:family="paragraph" style:parent-style-name="Table_20_Contents">
      <style:paragraph-properties fo:text-align="start" style:justify-single-word="false"/>
      <style:text-properties fo:font-size="10pt" officeooo:rsid="001a97d3" officeooo:paragraph-rsid="001a97d3" style:font-size-asian="10pt" style:font-size-complex="10pt"/>
    </style:style>
    <style:style style:name="P122" style:family="paragraph" style:parent-style-name="Table_20_Contents">
      <style:paragraph-properties fo:text-align="start" style:justify-single-word="false"/>
      <style:text-properties fo:font-size="10pt" officeooo:rsid="001b04e9" officeooo:paragraph-rsid="001b04e9" style:font-size-asian="10pt" style:font-size-complex="10pt"/>
    </style:style>
    <style:style style:name="P123" style:family="paragraph" style:parent-style-name="Table_20_Contents">
      <style:paragraph-properties fo:text-align="start" style:justify-single-word="false"/>
      <style:text-properties fo:font-size="10pt" officeooo:rsid="001df7d0" officeooo:paragraph-rsid="001df7d0" style:font-size-asian="10pt" style:font-size-complex="10pt"/>
    </style:style>
    <style:style style:name="P124" style:family="paragraph" style:parent-style-name="Table_20_Contents">
      <style:paragraph-properties fo:text-align="start" style:justify-single-word="false"/>
      <style:text-properties fo:font-size="10pt" officeooo:rsid="001f2795" officeooo:paragraph-rsid="001f2795" style:font-size-asian="10pt" style:font-size-complex="10pt"/>
    </style:style>
    <style:style style:name="P125" style:family="paragraph" style:parent-style-name="Table_20_Contents">
      <style:paragraph-properties fo:text-align="start" style:justify-single-word="false"/>
      <style:text-properties fo:font-size="10pt" officeooo:rsid="001f2795" officeooo:paragraph-rsid="0029c8cc" style:font-size-asian="10pt" style:font-size-complex="10pt"/>
    </style:style>
    <style:style style:name="P126" style:family="paragraph" style:parent-style-name="Table_20_Contents">
      <style:paragraph-properties fo:text-align="start" style:justify-single-word="false"/>
      <style:text-properties fo:font-size="10pt" officeooo:rsid="002076f0" officeooo:paragraph-rsid="002076f0" style:font-size-asian="10pt" style:font-size-complex="10pt"/>
    </style:style>
    <style:style style:name="P127" style:family="paragraph" style:parent-style-name="Table_20_Contents">
      <style:paragraph-properties fo:text-align="start" style:justify-single-word="false"/>
      <style:text-properties fo:font-size="10pt" officeooo:rsid="0020b1a2" officeooo:paragraph-rsid="0020b1a2" style:font-size-asian="10pt" style:font-size-complex="10pt"/>
    </style:style>
    <style:style style:name="P128" style:family="paragraph" style:parent-style-name="Table_20_Contents">
      <style:paragraph-properties fo:text-align="start" style:justify-single-word="false"/>
      <style:text-properties fo:font-size="10pt" officeooo:rsid="00246019" officeooo:paragraph-rsid="00246019" style:font-size-asian="10pt" style:font-size-complex="10pt"/>
    </style:style>
    <style:style style:name="P129" style:family="paragraph" style:parent-style-name="Table_20_Contents">
      <style:paragraph-properties fo:text-align="start" style:justify-single-word="false"/>
      <style:text-properties fo:font-size="10pt" officeooo:rsid="0024c8ca" officeooo:paragraph-rsid="0024c8ca" style:font-size-asian="10pt" style:font-size-complex="10pt"/>
    </style:style>
    <style:style style:name="P130" style:family="paragraph" style:parent-style-name="Table_20_Contents">
      <style:paragraph-properties fo:text-align="start" style:justify-single-word="false"/>
      <style:text-properties fo:font-size="10pt" officeooo:rsid="0025f1fc" officeooo:paragraph-rsid="0025f1fc" style:font-size-asian="10pt" style:font-size-complex="10pt"/>
    </style:style>
    <style:style style:name="P131" style:family="paragraph" style:parent-style-name="Table_20_Contents">
      <style:paragraph-properties fo:text-align="start" style:justify-single-word="false"/>
      <style:text-properties fo:font-size="10pt" officeooo:rsid="00271f0d" officeooo:paragraph-rsid="00271f0d" style:font-size-asian="10pt" style:font-size-complex="10pt"/>
    </style:style>
    <style:style style:name="P132" style:family="paragraph" style:parent-style-name="Table_20_Contents">
      <style:paragraph-properties fo:text-align="start" style:justify-single-word="false"/>
      <style:text-properties fo:font-size="10pt" officeooo:rsid="00278ea1" officeooo:paragraph-rsid="00278ea1" style:font-size-asian="10pt" style:font-size-complex="10pt"/>
    </style:style>
    <style:style style:name="P133" style:family="paragraph" style:parent-style-name="Table_20_Contents">
      <style:paragraph-properties fo:text-align="start" style:justify-single-word="false"/>
      <style:text-properties fo:font-size="10pt" officeooo:rsid="00288a65" officeooo:paragraph-rsid="00288a65" style:font-size-asian="10pt" style:font-size-complex="10pt"/>
    </style:style>
    <style:style style:name="P134" style:family="paragraph" style:parent-style-name="Table_20_Contents">
      <style:paragraph-properties fo:text-align="start" style:justify-single-word="false"/>
      <style:text-properties fo:font-size="10pt" officeooo:rsid="0029c8cc" officeooo:paragraph-rsid="0029c8cc" style:font-size-asian="10pt" style:font-size-complex="10pt"/>
    </style:style>
    <style:style style:name="P135" style:family="paragraph" style:parent-style-name="Table_20_Contents">
      <style:paragraph-properties fo:text-align="start" style:justify-single-word="false"/>
      <style:text-properties fo:font-size="10pt" officeooo:rsid="002c5d60" officeooo:paragraph-rsid="002c5d60" style:font-size-asian="10pt" style:font-size-complex="10pt"/>
    </style:style>
    <style:style style:name="P136" style:family="paragraph" style:parent-style-name="Table_20_Contents">
      <style:paragraph-properties fo:text-align="start" style:justify-single-word="false"/>
      <style:text-properties fo:font-size="10pt" officeooo:rsid="002cc0ee" officeooo:paragraph-rsid="002cc0ee" style:font-size-asian="10pt" style:font-size-complex="10pt"/>
    </style:style>
    <style:style style:name="P137" style:family="paragraph" style:parent-style-name="Table_20_Contents">
      <style:paragraph-properties fo:text-align="start" style:justify-single-word="false"/>
      <style:text-properties fo:font-size="10pt" officeooo:rsid="002dcb97" officeooo:paragraph-rsid="002dcb97" style:font-size-asian="10pt" style:font-size-complex="10pt"/>
    </style:style>
    <style:style style:name="P138" style:family="paragraph" style:parent-style-name="Table_20_Contents">
      <style:paragraph-properties fo:text-align="start" style:justify-single-word="false"/>
      <style:text-properties fo:font-size="10pt" officeooo:rsid="002dcb97" officeooo:paragraph-rsid="0031b892" style:font-size-asian="10pt" style:font-size-complex="10pt"/>
    </style:style>
    <style:style style:name="P139" style:family="paragraph" style:parent-style-name="Table_20_Contents">
      <style:paragraph-properties fo:text-align="start" style:justify-single-word="false"/>
      <style:text-properties fo:font-size="10pt" officeooo:rsid="002dcb97" officeooo:paragraph-rsid="00330cf3" style:font-size-asian="10pt" style:font-size-complex="10pt"/>
    </style:style>
    <style:style style:name="P140" style:family="paragraph" style:parent-style-name="Table_20_Contents">
      <style:paragraph-properties fo:text-align="start" style:justify-single-word="false"/>
      <style:text-properties fo:font-size="10pt" officeooo:rsid="002dcb97" officeooo:paragraph-rsid="003d5657" style:font-size-asian="10pt" style:font-size-complex="10pt"/>
    </style:style>
    <style:style style:name="P141" style:family="paragraph" style:parent-style-name="Table_20_Contents">
      <style:paragraph-properties fo:text-align="start" style:justify-single-word="false"/>
      <style:text-properties fo:font-size="10pt" officeooo:rsid="002dcbe0" officeooo:paragraph-rsid="002dcbe0" style:font-size-asian="10pt" style:font-size-complex="10pt"/>
    </style:style>
    <style:style style:name="P142" style:family="paragraph" style:parent-style-name="Table_20_Contents">
      <style:paragraph-properties fo:text-align="start" style:justify-single-word="false"/>
      <style:text-properties fo:font-size="10pt" officeooo:rsid="002e10e8" officeooo:paragraph-rsid="002e10e8" style:font-size-asian="10pt" style:font-size-complex="10pt"/>
    </style:style>
    <style:style style:name="P143" style:family="paragraph" style:parent-style-name="Table_20_Contents">
      <style:paragraph-properties fo:text-align="start" style:justify-single-word="false"/>
      <style:text-properties fo:font-size="10pt" officeooo:rsid="0031b892" officeooo:paragraph-rsid="0031b892" style:font-size-asian="10pt" style:font-size-complex="10pt"/>
    </style:style>
    <style:style style:name="P144" style:family="paragraph" style:parent-style-name="Table_20_Contents">
      <style:paragraph-properties fo:text-align="start" style:justify-single-word="false"/>
      <style:text-properties fo:font-size="10pt" officeooo:rsid="00326627" officeooo:paragraph-rsid="00326627" style:font-size-asian="10pt" style:font-size-complex="10pt"/>
    </style:style>
    <style:style style:name="P145" style:family="paragraph" style:parent-style-name="Table_20_Contents">
      <style:paragraph-properties fo:text-align="start" style:justify-single-word="false"/>
      <style:text-properties fo:font-size="10pt" officeooo:rsid="00369055" officeooo:paragraph-rsid="00369055" style:font-size-asian="10pt" style:font-size-complex="10pt"/>
    </style:style>
    <style:style style:name="P146" style:family="paragraph" style:parent-style-name="Table_20_Contents">
      <style:paragraph-properties fo:text-align="start" style:justify-single-word="false"/>
      <style:text-properties fo:font-size="10pt" officeooo:rsid="0036c426" officeooo:paragraph-rsid="0036c426" style:font-size-asian="10pt" style:font-size-complex="10pt"/>
    </style:style>
    <style:style style:name="P147" style:family="paragraph" style:parent-style-name="Table_20_Contents">
      <style:paragraph-properties fo:text-align="start" style:justify-single-word="false"/>
      <style:text-properties fo:font-size="10pt" officeooo:rsid="00381a2d" officeooo:paragraph-rsid="00381a2d" style:font-size-asian="10pt" style:font-size-complex="10pt"/>
    </style:style>
    <style:style style:name="P148" style:family="paragraph" style:parent-style-name="Table_20_Contents">
      <style:paragraph-properties fo:text-align="start" style:justify-single-word="false"/>
      <style:text-properties fo:font-size="10pt" officeooo:rsid="00394474" officeooo:paragraph-rsid="00394474" style:font-size-asian="10pt" style:font-size-complex="10pt"/>
    </style:style>
    <style:style style:name="P149" style:family="paragraph" style:parent-style-name="Table_20_Contents">
      <style:paragraph-properties fo:text-align="start" style:justify-single-word="false"/>
      <style:text-properties fo:font-size="10pt" officeooo:rsid="00394cc8" officeooo:paragraph-rsid="00394cc8" style:font-size-asian="10pt" style:font-size-complex="10pt"/>
    </style:style>
    <style:style style:name="P150" style:family="paragraph" style:parent-style-name="Table_20_Contents">
      <style:paragraph-properties fo:text-align="start" style:justify-single-word="false"/>
      <style:text-properties fo:font-size="10pt" officeooo:rsid="003d5657" officeooo:paragraph-rsid="003d5657" style:font-size-asian="10pt" style:font-size-complex="10pt"/>
    </style:style>
    <style:style style:name="T1" style:family="text">
      <style:text-properties fo:color="#333333" loext:opacity="100%" style:font-name="Calibri" fo:font-size="11pt" style:font-size-asian="11pt"/>
    </style:style>
    <style:style style:name="T2" style:family="text">
      <style:text-properties fo:color="#333333" loext:opacity="100%" style:font-name="Calibri" fo:font-size="11pt" officeooo:rsid="000ddfe6" style:font-size-asian="11pt"/>
    </style:style>
    <style:style style:name="T3" style:family="text">
      <style:text-properties fo:color="#333333" loext:opacity="100%" style:font-name="Calibri" fo:font-size="11pt" style:font-size-asian="11pt" style:font-size-complex="10pt"/>
    </style:style>
    <style:style style:name="T4" style:family="text">
      <style:text-properties fo:color="#333333" loext:opacity="100%" style:font-name="Calibri" fo:font-size="11pt" officeooo:rsid="00122b68" style:font-size-asian="11pt" style:font-size-complex="10pt"/>
    </style:style>
    <style:style style:name="T5" style:family="text">
      <style:text-properties fo:color="#333333" loext:opacity="100%" style:font-name="Calibri" fo:font-size="11pt" officeooo:rsid="001311d3" style:font-size-asian="11pt" style:font-size-complex="10pt"/>
    </style:style>
    <style:style style:name="T6" style:family="text">
      <style:text-properties fo:color="#333333" loext:opacity="100%" style:font-name="Calibri" fo:font-size="11pt" officeooo:rsid="001785e0" style:font-size-asian="11pt" style:font-size-complex="10pt"/>
    </style:style>
    <style:style style:name="T7" style:family="text">
      <style:text-properties fo:color="#333333" loext:opacity="100%" style:font-name="Calibri" fo:font-size="11pt" officeooo:rsid="001311d3" style:font-size-asian="11pt"/>
    </style:style>
    <style:style style:name="T8" style:family="text">
      <style:text-properties fo:color="#333333" loext:opacity="100%" style:font-name="Calibri" fo:font-size="11pt" officeooo:rsid="001785e0" style:font-size-asian="11pt"/>
    </style:style>
    <style:style style:name="T9" style:family="text">
      <style:text-properties fo:color="#333333" loext:opacity="100%" style:font-name="Calibri" fo:font-size="11pt" officeooo:rsid="002076f0" style:font-size-asian="11pt"/>
    </style:style>
    <style:style style:name="T10" style:family="text">
      <style:text-properties fo:color="#333333" loext:opacity="100%" style:font-name="Calibri" fo:font-size="11pt" officeooo:rsid="0020b1a2" style:font-size-asian="11pt"/>
    </style:style>
    <style:style style:name="T11" style:family="text">
      <style:text-properties fo:color="#333333" loext:opacity="100%" style:font-name="Calibri"/>
    </style:style>
    <style:style style:name="T12" style:family="text">
      <style:text-properties fo:color="#333333" loext:opacity="100%" style:font-name="Calibri" officeooo:rsid="000ddfe6"/>
    </style:style>
    <style:style style:name="T13" style:family="text">
      <style:text-properties fo:color="#333333" loext:opacity="100%" style:font-name="Calibri" fo:font-size="10pt" officeooo:rsid="0031b892" style:font-size-asian="10pt" style:font-size-complex="10pt"/>
    </style:style>
    <style:style style:name="T14" style:family="text">
      <style:text-properties fo:color="#333333" loext:opacity="100%" style:font-name="Calibri" fo:font-size="10pt" officeooo:rsid="0034f8c9" style:font-size-asian="10pt" style:font-size-complex="10pt"/>
    </style:style>
    <style:style style:name="T15" style:family="text">
      <style:text-properties officeooo:rsid="000f6546"/>
    </style:style>
    <style:style style:name="T16" style:family="text">
      <style:text-properties fo:font-size="10pt" officeooo:rsid="000efd9a" style:font-size-asian="10pt" style:font-size-complex="10pt"/>
    </style:style>
    <style:style style:name="T17" style:family="text">
      <style:text-properties fo:font-size="10pt" officeooo:rsid="000f6546" style:font-size-asian="10pt" style:font-size-complex="10pt"/>
    </style:style>
    <style:style style:name="T18" style:family="text">
      <style:text-properties fo:font-size="10pt" officeooo:rsid="00192697" style:font-size-asian="10pt" style:font-size-complex="10pt"/>
    </style:style>
    <style:style style:name="T19" style:family="text">
      <style:text-properties fo:font-size="10pt" officeooo:rsid="001a97d3" style:font-size-asian="10pt" style:font-size-complex="10pt"/>
    </style:style>
    <style:style style:name="T20" style:family="text">
      <style:text-properties fo:font-size="10pt" officeooo:rsid="002b13c7" style:font-size-asian="10pt" style:font-size-complex="10pt"/>
    </style:style>
    <style:style style:name="T21" style:family="text">
      <style:text-properties fo:font-size="10pt" officeooo:rsid="002c5d60" style:font-size-asian="10pt" style:font-size-complex="10pt"/>
    </style:style>
    <style:style style:name="T22" style:family="text">
      <style:text-properties fo:font-size="10pt" officeooo:rsid="0031b892" style:font-size-asian="10pt" style:font-size-complex="10pt"/>
    </style:style>
    <style:style style:name="T23" style:family="text">
      <style:text-properties fo:font-size="10pt" officeooo:rsid="00330cf3" style:font-size-asian="10pt" style:font-size-complex="10pt"/>
    </style:style>
    <style:style style:name="T24" style:family="text">
      <style:text-properties fo:font-size="10pt" officeooo:rsid="0031b892" style:font-size-asian="10pt"/>
    </style:style>
    <style:style style:name="T25" style:family="text">
      <style:text-properties officeooo:rsid="001472e9"/>
    </style:style>
    <style:style style:name="T26" style:family="text">
      <style:text-properties officeooo:rsid="0015834c"/>
    </style:style>
    <style:style style:name="T27" style:family="text">
      <style:text-properties officeooo:rsid="001785e0"/>
    </style:style>
    <style:style style:name="T28" style:family="text">
      <style:text-properties officeooo:rsid="00189cf2"/>
    </style:style>
    <style:style style:name="T29" style:family="text">
      <style:text-properties officeooo:rsid="002076f0"/>
    </style:style>
    <style:style style:name="T30" style:family="text">
      <style:text-properties fo:font-size="11pt" style:font-size-asian="11pt"/>
    </style:style>
    <style:style style:name="T31" style:family="text">
      <style:text-properties fo:font-size="11pt" officeooo:rsid="002076f0" style:font-size-asian="11pt"/>
    </style:style>
    <style:style style:name="T32" style:family="text">
      <style:text-properties fo:font-size="11pt" officeooo:rsid="001785e0" style:font-size-asian="11pt"/>
    </style:style>
    <style:style style:name="T33" style:family="text">
      <style:text-properties fo:font-size="11pt" officeooo:rsid="0020b1a2" style:font-size-asian="11pt"/>
    </style:style>
    <style:style style:name="T34" style:family="text">
      <style:text-properties officeooo:rsid="0020d30f"/>
    </style:style>
    <style:style style:name="T35" style:family="text">
      <style:text-properties officeooo:rsid="002b13c7"/>
    </style:style>
    <style:style style:name="T36" style:family="text">
      <style:text-properties officeooo:rsid="002dcbe0"/>
    </style:style>
    <style:style style:name="T37" style:family="text">
      <style:text-properties officeooo:rsid="003097c6"/>
    </style:style>
    <style:style style:name="T38" style:family="text">
      <style:text-properties officeooo:rsid="0031b892"/>
    </style:style>
    <style:style style:name="T39" style:family="text">
      <style:text-properties officeooo:rsid="0034f8c9"/>
    </style:style>
    <style:style style:name="T40" style:family="text">
      <style:text-properties officeooo:rsid="00394c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s Fonctionnels</text:p>
      <text:p text:style-name="P1">GSBPARAM</text:p>
      <text:p text:style-name="P1"/>
      <text:p text:style-name="P1"/>
      <text:p text:style-name="P41">Connexion/Inscription</text:p>
      <text:p text:style-name="P40"/>
      <table:table table:name="Tableau1" table:style-name="Tableau1">
        <table:table-column table:style-name="Tableau1.A" table:number-columns-repeated="4"/>
        <table:table-row table:style-name="TableLine2600954617792">
          <table:table-cell table:style-name="Tableau1.A1" office:value-type="string">
            <text:p text:style-name="P96">Étape</text:p>
          </table:table-cell>
          <table:table-cell table:style-name="Tableau1.A1" office:value-type="string">
            <text:p text:style-name="P8"><text:span text:style-name="T11">Description du test effectué</text:span></text:p>
          </table:table-cell>
          <table:table-cell table:style-name="Tableau1.A1" office:value-type="string">
            <text:p text:style-name="P8"><text:span text:style-name="T12">R</text:span><text:span text:style-name="T11">ésultat attendu</text:span></text:p>
          </table:table-cell>
          <table:table-cell table:style-name="Tableau1.D1" office:value-type="string">
            <text:p text:style-name="P8"><text:span text:style-name="T12">R</text:span><text:span text:style-name="T11">ésultat obtenu</text:span></text:p>
          </table:table-cell>
        </table:table-row>
        <table:table-row table:style-name="TableLine2600954617792">
          <table:table-cell table:style-name="Tableau1.A2" office:value-type="string">
            <text:p text:style-name="P96">1</text:p>
          </table:table-cell>
          <table:table-cell table:style-name="Tableau1.A2" office:value-type="string">
            <text:p text:style-name="P96">On se connecte au site.</text:p>
          </table:table-cell>
          <table:table-cell table:style-name="Tableau1.A2" office:value-type="string">
            <text:p text:style-name="P8"><text:span text:style-name="T1">Affichage du formulaire</text:span></text:p>
            <text:p text:style-name="Standard"><text:span text:style-name="T1">de connexion </text:span></text:p>
            <text:p text:style-name="P8"><text:span text:style-name="T1">Login/MDP</text:span></text:p>
          </table:table-cell>
          <table:table-cell table:style-name="Tableau1.D2" office:value-type="string">
            <text:p text:style-name="P8"><text:span text:style-name="T1">Affichage du formulaire</text:span></text:p>
            <text:p text:style-name="Standard"><text:span text:style-name="T1">de connexion </text:span></text:p>
            <text:p text:style-name="P8"><text:span text:style-name="T1">Login/MDP</text:span></text:p>
          </table:table-cell>
        </table:table-row>
        <table:table-row table:style-name="TableLine2600954617792">
          <table:table-cell table:style-name="Tableau1.A2" office:value-type="string">
            <text:p text:style-name="P96">2</text:p>
          </table:table-cell>
          <table:table-cell table:style-name="Tableau1.A2" office:value-type="string">
            <text:p text:style-name="P96">On entre son login et son mdp</text:p>
          </table:table-cell>
          <table:table-cell table:style-name="Tableau1.A2" office:value-type="string">
            <text:p text:style-name="P96">M’affiche l’accueil avec comme indication le fait que je soit connecté</text:p>
          </table:table-cell>
          <table:table-cell table:style-name="Tableau1.D2" office:value-type="string">
            <text:p text:style-name="P96">M’affiche l’accueil avec comme indication le fait que je soit connecté</text:p>
          </table:table-cell>
        </table:table-row>
        <table:table-row table:style-name="TableLine2600954617792">
          <table:table-cell table:style-name="Tableau1.A2" office:value-type="string">
            <text:p text:style-name="P96">3</text:p>
          </table:table-cell>
          <table:table-cell table:style-name="Tableau1.A2" office:value-type="string">
            <text:p text:style-name="P8"><text:span text:style-name="T2">J</text:span><text:span text:style-name="T1">e saisis un login et mdp </text:span></text:p>
            <text:p text:style-name="P8"><text:span text:style-name="T1">inventé <text:s/>j'appuie sur le bouton connexion</text:span></text:p>
          </table:table-cell>
          <table:table-cell table:style-name="Tableau1.A2" office:value-type="string">
            <text:p text:style-name="P8"><text:span text:style-name="T1">Affichage d'un message </text:span></text:p>
            <text:p text:style-name="Standard"><text:span text:style-name="T1">d'erreur me montrant que</text:span></text:p>
            <text:p text:style-name="Standard"><text:span text:style-name="T1">mes informations de </text:span></text:p>
            <text:p text:style-name="P8"><text:span text:style-name="T1">connexion sont fausses</text:span></text:p>
          </table:table-cell>
          <table:table-cell table:style-name="Tableau1.D2" office:value-type="string">
            <text:p text:style-name="P8"><text:span text:style-name="T1">Affichage d'un message </text:span></text:p>
            <text:p text:style-name="Standard"><text:span text:style-name="T1">d'erreur me montrant que</text:span></text:p>
            <text:p text:style-name="Standard"><text:span text:style-name="T1">mes informations de </text:span></text:p>
            <text:p text:style-name="P4"><text:span text:style-name="T3">connexion sont fausses</text:span><text:span text:style-name="T1">un </text:span></text:p>
            <text:p text:style-name="Standard"><text:span text:style-name="T1">-&gt; </text:span><text:span text:style-name="T2">O</text:span><text:span text:style-name="T1">n reste alors sur le </text:span></text:p>
            <text:p text:style-name="P8"><text:span text:style-name="T1">formulaire de connexion</text:span></text:p>
          </table:table-cell>
        </table:table-row>
        <table:table-row table:style-name="TableLine2600954617792">
          <table:table-cell table:style-name="Tableau1.A2" office:value-type="string">
            <text:p text:style-name="P96">4</text:p>
          </table:table-cell>
          <table:table-cell table:style-name="Tableau1.A2" office:value-type="string">
            <text:p text:style-name="P105">On veut voir son profil en appuyant sur le bouton Mon profil</text:p>
          </table:table-cell>
          <table:table-cell table:style-name="Tableau1.A2" office:value-type="string">
            <text:p text:style-name="P105">Affichage des Informations, des commandes et des avis de l’utilisateur</text:p>
          </table:table-cell>
          <table:table-cell table:style-name="Tableau1.D2" office:value-type="string">
            <text:p text:style-name="P105">Affichage des Informations, des commandes et des avis de l’utilisateur</text:p>
          </table:table-cell>
        </table:table-row>
        <table:table-row table:style-name="TableLine2600954617792">
          <table:table-cell table:style-name="Tableau1.A2" office:value-type="string">
            <text:p text:style-name="P96">5</text:p>
          </table:table-cell>
          <table:table-cell table:style-name="Tableau1.A2" office:value-type="string">
            <text:p text:style-name="P105">On souhaite se déconnecter en appuyant sur « Se déconnecter »</text:p>
          </table:table-cell>
          <table:table-cell table:style-name="Tableau1.A2" office:value-type="string">
            <text:p text:style-name="P105">Déconnexion de l’utilisateur/ Affichage de l’utilisateur connecté enlevé</text:p>
          </table:table-cell>
          <table:table-cell table:style-name="Tableau1.D2" office:value-type="string">
            <text:p text:style-name="P105">Déconnexion de l’utilisateur/ Affichage de l’utilisateur connecté enlevé</text:p>
          </table:table-cell>
        </table:table-row>
        <table:table-row table:style-name="TableLine2600954617792">
          <table:table-cell table:style-name="Tableau1.A2" office:value-type="string">
            <text:p text:style-name="P96">6</text:p>
          </table:table-cell>
          <table:table-cell table:style-name="Tableau1.A2" office:value-type="string">
            <text:p text:style-name="P105">En tant que Administrateur je me connecte <text:span text:style-name="T15">sur la page de connexion cliente</text:span></text:p>
          </table:table-cell>
          <table:table-cell table:style-name="Tableau1.A2" office:value-type="string">
            <text:p text:style-name="P106">Sur la page de connexion client : impossible de se connecter</text:p>
          </table:table-cell>
          <table:table-cell table:style-name="Tableau1.D2" office:value-type="string">
            <text:p text:style-name="P106">Sur la page de connexion client : impossible de se connecter</text:p>
          </table:table-cell>
        </table:table-row>
        <table:table-row table:style-name="TableLine2600954617792">
          <table:table-cell table:style-name="Tableau1.A2" office:value-type="string">
            <text:p text:style-name="P96">7</text:p>
          </table:table-cell>
          <table:table-cell table:style-name="Tableau1.A2" office:value-type="string">
            <text:p text:style-name="P93"><text:span text:style-name="T16">En tant que Administrateur je me connecte </text:span><text:span text:style-name="T17">sur la page de connexion admin</text:span></text:p>
          </table:table-cell>
          <table:table-cell table:style-name="Tableau1.A2" office:value-type="string">
            <text:p text:style-name="P106">Sur la page de connexion admin login et mdp a renseigner</text:p>
          </table:table-cell>
          <table:table-cell table:style-name="Tableau1.D2" office:value-type="string">
            <text:p text:style-name="P106">Sur la page de connexion admin login et mdp a renseigner</text:p>
          </table:table-cell>
        </table:table-row>
        <table:table-row table:style-name="TableLine2600954617792">
          <table:table-cell table:style-name="Tableau1.A2" office:value-type="string">
            <text:p text:style-name="P96">8</text:p>
          </table:table-cell>
          <table:table-cell table:style-name="Tableau1.A2" office:value-type="string">
            <text:p text:style-name="P106">On entre le login et mdp admin</text:p>
          </table:table-cell>
          <table:table-cell table:style-name="Tableau1.A2" office:value-type="string">
            <text:p text:style-name="P106">Connexion admin effectué/ indication de connexion</text:p>
          </table:table-cell>
          <table:table-cell table:style-name="Tableau1.D2" office:value-type="string">
            <text:p text:style-name="P106">Connexion admin effectué/ indication de connexion</text:p>
          </table:table-cell>
        </table:table-row>
        <table:table-row table:style-name="TableLine2600954617792">
          <table:table-cell table:style-name="Tableau1.A2" office:value-type="string">
            <text:p text:style-name="P96">9</text:p>
          </table:table-cell>
          <table:table-cell table:style-name="Tableau1.A2" office:value-type="string">
            <text:p text:style-name="P106">On entre un login et mdp erroné</text:p>
          </table:table-cell>
          <table:table-cell table:style-name="Tableau1.A2" office:value-type="string">
            <text:p text:style-name="P106">Affichage d’une erreur/ on reste sur la même page</text:p>
          </table:table-cell>
          <table:table-cell table:style-name="Tableau1.D2" office:value-type="string">
            <text:p text:style-name="P106">Affichage d’une erreur/ on reste sur la même page</text:p>
          </table:table-cell>
        </table:table-row>
        <table:table-row table:style-name="TableLine2600954617792">
          <table:table-cell table:style-name="Tableau1.A2" office:value-type="string">
            <text:p text:style-name="P106">10</text:p>
          </table:table-cell>
          <table:table-cell table:style-name="Tableau1.A2" office:value-type="string">
            <text:p text:style-name="P106">On souhaite s’inscrire</text:p>
            <text:p text:style-name="P106">en appuyant sur le bouton S’inscrire ou dans la page de connexion sur le lien «Pas encore inscrit ?»</text:p>
          </table:table-cell>
          <table:table-cell table:style-name="Tableau1.A2" office:value-type="string">
            <text:p text:style-name="P106">Affichage de la page et du formulaire d’inscription</text:p>
          </table:table-cell>
          <table:table-cell table:style-name="Tableau1.D2" office:value-type="string">
            <text:p text:style-name="P106">Affichage de la page et du formulaire d’inscription</text:p>
          </table:table-cell>
        </table:table-row>
        <text:soft-page-break/>
        <table:table-row table:style-name="TableLine2600954617792">
          <table:table-cell table:style-name="Tableau1.A2" office:value-type="string">
            <text:p text:style-name="P106">11</text:p>
          </table:table-cell>
          <table:table-cell table:style-name="Tableau1.A2" office:value-type="string">
            <text:p text:style-name="P106">Toutes les informations renseignées sont bonnes</text:p>
          </table:table-cell>
          <table:table-cell table:style-name="Tableau1.A2" office:value-type="string">
            <text:p text:style-name="P106">Utilisateur inscrit/ reste sur la même page et affichage d’un message de réussite d’inscription</text:p>
          </table:table-cell>
          <table:table-cell table:style-name="Tableau1.D2" office:value-type="string">
            <text:p text:style-name="P106">Utilisateur inscrit/reste sur la même page et affichage d’un message de réussite d’inscription</text:p>
          </table:table-cell>
        </table:table-row>
        <table:table-row table:style-name="TableLine2600954617792">
          <table:table-cell table:style-name="Tableau1.A2" office:value-type="string">
            <text:p text:style-name="P107">12</text:p>
          </table:table-cell>
          <table:table-cell table:style-name="Tableau1.A2" office:value-type="string">
            <text:p text:style-name="P106">Une information renseignée est fausse </text:p>
          </table:table-cell>
          <table:table-cell table:style-name="Tableau1.A2" office:value-type="string">
            <text:p text:style-name="P106">Affichage d’une erreur/ reste sur la même page</text:p>
          </table:table-cell>
          <table:table-cell table:style-name="Tableau1.D2" office:value-type="string">
            <text:p text:style-name="P106">Affichage d’une erreur/ reste sur la même page</text:p>
          </table:table-cell>
        </table:table-row>
        <table:table-row table:style-name="TableLine2600954617792">
          <table:table-cell table:style-name="Tableau1.A2" office:value-type="string">
            <text:p text:style-name="P107">13</text:p>
          </table:table-cell>
          <table:table-cell table:style-name="Tableau1.A2" office:value-type="string">
            <text:p text:style-name="P107">On souhaite supprimer les informations rensignées en appuyant sur ‘Annuler’</text:p>
          </table:table-cell>
          <table:table-cell table:style-name="Tableau1.A2" office:value-type="string">
            <text:p text:style-name="P107">Toutes les Informations sont supprimées</text:p>
          </table:table-cell>
          <table:table-cell table:style-name="Tableau1.D2" office:value-type="string">
            <text:p text:style-name="P107">Toutes les Informations sont supprimées</text:p>
          </table:table-cell>
        </table:table-row>
      </table:table>
      <text:p text:style-name="P2"/>
      <text:p text:style-name="P2"/>
      <text:p text:style-name="P2"/>
      <text:p text:style-name="P42">Produits par catégories</text:p>
      <text:p text:style-name="P2"/>
      <text:p text:style-name="P2"/>
      <text:p text:style-name="P3"/>
      <table:table table:name="Tableau2" table:style-name="Tableau2">
        <table:table-column table:style-name="Tableau2.A" table:number-columns-repeated="4"/>
        <table:table-row table:style-name="TableLine2600991696592">
          <table:table-cell table:style-name="Tableau2.A1" office:value-type="string">
            <text:p text:style-name="P97">Étape</text:p>
          </table:table-cell>
          <table:table-cell table:style-name="Tableau2.A1" office:value-type="string">
            <text:p text:style-name="P9"><text:span text:style-name="T11">Description du test effectué</text:span></text:p>
          </table:table-cell>
          <table:table-cell table:style-name="Tableau2.A1" office:value-type="string">
            <text:p text:style-name="P9"><text:span text:style-name="T12">R</text:span><text:span text:style-name="T11">ésultat attendu</text:span></text:p>
          </table:table-cell>
          <table:table-cell table:style-name="Tableau2.D1" office:value-type="string">
            <text:p text:style-name="P9"><text:span text:style-name="T12">R</text:span><text:span text:style-name="T11">ésultat obtenu</text:span></text:p>
          </table:table-cell>
        </table:table-row>
        <table:table-row table:style-name="TableLine2600991696592">
          <table:table-cell table:style-name="Tableau2.A2" office:value-type="string">
            <text:p text:style-name="P97">1</text:p>
          </table:table-cell>
          <table:table-cell table:style-name="Tableau2.A2" office:value-type="string">
            <text:p text:style-name="P108">On souhaite à avoir accès au produits selon les catégories <text:span text:style-name="T25">en appuyant ‘Produits par catégorie’</text:span></text:p>
          </table:table-cell>
          <table:table-cell table:style-name="Tableau2.A2" office:value-type="string">
            <text:p text:style-name="P17"><text:span text:style-name="T1">Affichage des produit</text:span><text:span text:style-name="T7">s</text:span><text:span text:style-name="T1"> par catégories/ par la catégories ‘Cheveux’ par défaut</text:span></text:p>
          </table:table-cell>
          <table:table-cell table:style-name="Tableau2.D2" office:value-type="string">
            <text:p text:style-name="P56">Affichage des produits de la catégories Cheveux </text:p>
          </table:table-cell>
        </table:table-row>
        <table:table-row table:style-name="TableLine2600991696592">
          <table:table-cell table:style-name="Tableau2.A2" office:value-type="string">
            <text:p text:style-name="P110">2</text:p>
          </table:table-cell>
          <table:table-cell table:style-name="Tableau2.A2" office:value-type="string">
            <text:p text:style-name="P110">On souhaite voir les produits des différentes catégories en appuyant sur les différents onglets</text:p>
          </table:table-cell>
          <table:table-cell table:style-name="Tableau2.A2" office:value-type="string">
            <text:p text:style-name="P18"><text:span text:style-name="T1">Affichage des produit</text:span><text:span text:style-name="T7">s</text:span><text:span text:style-name="T1"> par </text:span><text:span text:style-name="T7">la </text:span><text:span text:style-name="T1">catégorie </text:span><text:span text:style-name="T7">choisie</text:span></text:p>
          </table:table-cell>
          <table:table-cell table:style-name="Tableau2.D2" office:value-type="string">
            <text:p text:style-name="P18"><text:span text:style-name="T1">Affichage des produit</text:span><text:span text:style-name="T7">s</text:span><text:span text:style-name="T1"> par </text:span><text:span text:style-name="T7">la </text:span><text:span text:style-name="T1">catégorie </text:span><text:span text:style-name="T7">choisie</text:span></text:p>
          </table:table-cell>
        </table:table-row>
        <table:table-row table:style-name="TableLine2600991696592">
          <table:table-cell table:style-name="Tableau2.A2" office:value-type="string">
            <text:p text:style-name="P122">3</text:p>
          </table:table-cell>
          <table:table-cell table:style-name="Tableau2.A2" office:value-type="string">
            <text:p text:style-name="P122">On souhaite voir les détails du produit en appuyant sur ‘voir’</text:p>
          </table:table-cell>
          <table:table-cell table:style-name="Tableau2.A2" office:value-type="string">
            <text:p text:style-name="P25">Affichage de la page avec le détail du produit</text:p>
          </table:table-cell>
          <table:table-cell table:style-name="Tableau2.D2" office:value-type="string">
            <text:p text:style-name="P25">Affichage de la page avec le détail du produit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43">Tous les produits</text:p>
      <text:p text:style-name="P43"/>
      <text:p text:style-name="P44"/>
      <text:p text:style-name="P83"/>
      <table:table table:name="Tableau3" table:style-name="Tableau3">
        <table:table-column table:style-name="Tableau3.A" table:number-columns-repeated="4"/>
        <table:table-row table:style-name="TableLine2600991691424">
          <table:table-cell table:style-name="Tableau3.A1" office:value-type="string">
            <text:p text:style-name="P98">Étape</text:p>
          </table:table-cell>
          <table:table-cell table:style-name="Tableau3.A1" office:value-type="string">
            <text:p text:style-name="P10"><text:span text:style-name="T11">Description du test effectué</text:span></text:p>
          </table:table-cell>
          <table:table-cell table:style-name="Tableau3.A1" office:value-type="string">
            <text:p text:style-name="P10"><text:span text:style-name="T12">R</text:span><text:span text:style-name="T11">ésultat attendu</text:span></text:p>
          </table:table-cell>
          <table:table-cell table:style-name="Tableau3.D1" office:value-type="string">
            <text:p text:style-name="P10"><text:span text:style-name="T12">R</text:span><text:span text:style-name="T11">ésultat obtenu</text:span></text:p>
          </table:table-cell>
        </table:table-row>
        <table:table-row table:style-name="TableLine2600991691424">
          <table:table-cell table:style-name="Tableau3.A2" office:value-type="string">
            <text:p text:style-name="P98">1</text:p>
          </table:table-cell>
          <table:table-cell table:style-name="Tableau3.A2" office:value-type="string">
            <text:p text:style-name="P109">On souhaite à avoir accès <text:span text:style-name="T26">à tous les produits en cliquant sur ‘Nos produits’</text:span></text:p>
          </table:table-cell>
          <table:table-cell table:style-name="Tableau3.A2" office:value-type="string">
            <text:p text:style-name="P57">Affichage de tout les produits <text:span text:style-name="T27">+ affichage d’un dispositif de filtrage </text:span></text:p>
          </table:table-cell>
          <table:table-cell table:style-name="Tableau3.D2" office:value-type="string">
            <text:p text:style-name="P58">Affichage de tout les produits <text:span text:style-name="T27">+ affichage d’un dispositif de filtrage </text:span></text:p>
          </table:table-cell>
        </table:table-row>
        <table:table-row table:style-name="TableLine2600991691424">
          <table:table-cell table:style-name="Tableau3.A2" office:value-type="string">
            <text:p text:style-name="P111">2</text:p>
          </table:table-cell>
          <table:table-cell table:style-name="Tableau3.A2" office:value-type="string">
            <text:p text:style-name="P117">On souhaite filtrer les produits par prix en respectant la disposition</text:p>
          </table:table-cell>
          <table:table-cell table:style-name="Tableau3.A2" office:value-type="string">
            <text:p text:style-name="P5"><text:span text:style-name="T4">Affichage des produit</text:span><text:span text:style-name="T5">s</text:span><text:span text:style-name="T4"> </text:span><text:span text:style-name="T6">en fonction des prix renseignés</text:span></text:p>
          </table:table-cell>
          <table:table-cell table:style-name="Tableau3.D2" office:value-type="string">
            <text:p text:style-name="P19"><text:span text:style-name="T1">Affichage des produit</text:span><text:span text:style-name="T7">s</text:span><text:span text:style-name="T1"> </text:span><text:span text:style-name="T8">en fonction des prix renseignées</text:span></text:p>
          </table:table-cell>
        </table:table-row>
        <table:table-row table:style-name="TableLine2600991691424">
          <table:table-cell table:style-name="Tableau3.A2" office:value-type="string">
            <text:p text:style-name="P117">3</text:p>
          </table:table-cell>
          <table:table-cell table:style-name="Tableau3.A2" office:value-type="string">
            <text:p text:style-name="P117">On souhaite filtrer les produits par prix en ne <text:s/>respectant pas la disposition</text:p>
          </table:table-cell>
          <table:table-cell table:style-name="Tableau3.A2" office:value-type="string">
            <text:p text:style-name="P21">Affichage d’une erreur indiquant les prix erronés</text:p>
            <text:p text:style-name="P21">affichage de tous les produits</text:p>
          </table:table-cell>
          <table:table-cell table:style-name="Tableau3.D2" office:value-type="string">
            <text:p text:style-name="P21">Affichage d’une erreur indiquant les prix erronés</text:p>
            <text:p text:style-name="P21">affichage de tous les produits</text:p>
          </table:table-cell>
        </table:table-row>
        <table:table-row table:style-name="TableLine2600991691424">
          <table:table-cell table:style-name="Tableau3.A2" office:value-type="string">
            <text:p text:style-name="P120">4</text:p>
          </table:table-cell>
          <table:table-cell table:style-name="Tableau3.A2" office:value-type="string">
            <text:p text:style-name="P118">On <text:span text:style-name="T28">appuie sur ‘filtrer’ sans rien renseigner</text:span></text:p>
          </table:table-cell>
          <table:table-cell table:style-name="Tableau3.A2" office:value-type="string">
            <text:p text:style-name="P22">Affichage de tous les produits</text:p>
          </table:table-cell>
          <table:table-cell table:style-name="Tableau3.D2" office:value-type="string">
            <text:p text:style-name="P22">Affichage de tous les produits</text:p>
          </table:table-cell>
        </table:table-row>
        <table:table-row table:style-name="TableLine2600991691424">
          <table:table-cell table:style-name="Tableau3.A2" office:value-type="string">
            <text:p text:style-name="P120">5</text:p>
          </table:table-cell>
          <table:table-cell table:style-name="Tableau3.A2" office:value-type="string">
            <text:p text:style-name="P120">On souhaite filtrer par marque</text:p>
          </table:table-cell>
          <table:table-cell table:style-name="Tableau3.A2" office:value-type="string">
            <text:p text:style-name="P23">Affichage des produits de la marque choisie</text:p>
          </table:table-cell>
          <table:table-cell table:style-name="Tableau3.D2" office:value-type="string">
            <text:p text:style-name="P23">Affichage des produits de la marque choisie</text:p>
          </table:table-cell>
        </table:table-row>
        <table:table-row table:style-name="TableLine2600991691424">
          <table:table-cell table:style-name="Tableau3.A2" office:value-type="string">
            <text:p text:style-name="P121">6</text:p>
          </table:table-cell>
          <table:table-cell table:style-name="Tableau3.A2" office:value-type="string">
            <text:p text:style-name="P121">On renseigne le prix et la marque </text:p>
          </table:table-cell>
          <table:table-cell table:style-name="Tableau3.A2" office:value-type="string">
            <text:p text:style-name="P6"><text:span text:style-name="T18">Affichage des produits de la marque choisie </text:span><text:span text:style-name="T19">avec le prix qui correspond à l’encadrement</text:span></text:p>
          </table:table-cell>
          <table:table-cell table:style-name="Tableau3.D2" office:value-type="string">
            <text:p text:style-name="P6"><text:span text:style-name="T18">Affichage des produits de la marque choisie </text:span><text:span text:style-name="T19">avec le prix qui correspond à l’encadrement</text:span></text:p>
          </table:table-cell>
        </table:table-row>
        <table:table-row table:style-name="TableLine2600991691424">
          <table:table-cell table:style-name="Tableau3.A2" office:value-type="string">
            <text:p text:style-name="P121">7</text:p>
          </table:table-cell>
          <table:table-cell table:style-name="Tableau3.A2" office:value-type="string">
            <text:p text:style-name="P121">On renseigne un encadrement de prix erroné et une marque</text:p>
          </table:table-cell>
          <table:table-cell table:style-name="Tableau3.A2" office:value-type="string">
            <text:p text:style-name="P24">Affichage d’un message d’erreur </text:p>
            <text:p text:style-name="P24">Affichage de tous les produits</text:p>
          </table:table-cell>
          <table:table-cell table:style-name="Tableau3.D2" office:value-type="string">
            <text:p text:style-name="P24">Affichage d’un message d’erreur </text:p>
            <text:p text:style-name="P24">Affichage de tous les produits</text:p>
          </table:table-cell>
        </table:table-row>
        <table:table-row table:style-name="TableLine2600991691424">
          <table:table-cell table:style-name="Tableau3.A2" office:value-type="string">
            <text:p text:style-name="P123">8</text:p>
          </table:table-cell>
          <table:table-cell table:style-name="Tableau3.A2" office:value-type="string">
            <text:p text:style-name="P122">On souhaite voir les détails du produit en appuyant sur ‘voir’</text:p>
          </table:table-cell>
          <table:table-cell table:style-name="Tableau3.A2" office:value-type="string">
            <text:p text:style-name="P25">Affichage de la page avec le détail du produit</text:p>
          </table:table-cell>
          <table:table-cell table:style-name="Tableau3.D2" office:value-type="string">
            <text:p text:style-name="P25">Affichage de la page avec le détail du produit</text:p>
          </table:table-cell>
        </table:table-row>
      </table:table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45"><text:soft-page-break/>Voir le produit</text:p>
      <text:p text:style-name="P45"/>
      <text:p text:style-name="P45"/>
      <text:p text:style-name="P84"/>
      <table:table table:name="Tableau4" table:style-name="Tableau4">
        <table:table-column table:style-name="Tableau4.A" table:number-columns-repeated="4"/>
        <table:table-row table:style-name="TableLine2600962214528">
          <table:table-cell table:style-name="Tableau4.A1" office:value-type="string">
            <text:p text:style-name="P99">Étape</text:p>
          </table:table-cell>
          <table:table-cell table:style-name="Tableau4.A1" office:value-type="string">
            <text:p text:style-name="P11"><text:span text:style-name="T11">Description du test effectué</text:span></text:p>
          </table:table-cell>
          <table:table-cell table:style-name="Tableau4.A1" office:value-type="string">
            <text:p text:style-name="P11"><text:span text:style-name="T12">R</text:span><text:span text:style-name="T11">ésultat attendu</text:span></text:p>
          </table:table-cell>
          <table:table-cell table:style-name="Tableau4.D1" office:value-type="string">
            <text:p text:style-name="P11"><text:span text:style-name="T12">R</text:span><text:span text:style-name="T11">ésultat obtenu</text:span></text:p>
          </table:table-cell>
        </table:table-row>
        <table:table-row table:style-name="TableLine2600962214528">
          <table:table-cell table:style-name="Tableau4.A2" office:value-type="string">
            <text:p text:style-name="P124">1</text:p>
          </table:table-cell>
          <table:table-cell table:style-name="Tableau4.A2" office:value-type="string">
            <text:p text:style-name="P122">On souhaite voir les détails du produit en appuyant sur ‘voir’</text:p>
          </table:table-cell>
          <table:table-cell table:style-name="Tableau4.A2" office:value-type="string">
            <text:p text:style-name="P25">Affichage de la page avec le détail du produit</text:p>
          </table:table-cell>
          <table:table-cell table:style-name="Tableau4.D2" office:value-type="string">
            <text:p text:style-name="P25">Affichage de la page avec le détail du produit</text:p>
          </table:table-cell>
        </table:table-row>
        <table:table-row table:style-name="TableLine2600962214528">
          <table:table-cell table:style-name="Tableau4.A2" office:value-type="string">
            <text:p text:style-name="P112">2</text:p>
          </table:table-cell>
          <table:table-cell table:style-name="Tableau4.A2" office:value-type="string">
            <text:p text:style-name="P126">On souhaite émettre un avis sur un produit</text:p>
          </table:table-cell>
          <table:table-cell table:style-name="Tableau4.A2" office:value-type="string">
            <text:p text:style-name="P82"><text:span text:style-name="T30">Affichage </text:span><text:span text:style-name="T31">d’une fonctionnalité ‘</text:span><text:span text:style-name="T33">Donner un avis</text:span><text:span text:style-name="T31">’</text:span><text:span text:style-name="T32"> </text:span><text:span text:style-name="T31">si l’utilisateur est connecté/ pas de fonctionnalité sinon</text:span></text:p>
          </table:table-cell>
          <table:table-cell table:style-name="Tableau4.D2" office:value-type="string">
            <text:p text:style-name="P20"><text:span text:style-name="T1">Affichage </text:span><text:span text:style-name="T9">d’une fonctionnalité</text:span><text:span text:style-name="T8"> ‘</text:span><text:span text:style-name="T10">Donner un avis</text:span><text:span text:style-name="T8">’ </text:span><text:span text:style-name="T9">si l’utilisateur est connecté/ pas de fonctionnalité sinon</text:span></text:p>
          </table:table-cell>
        </table:table-row>
        <table:table-row table:style-name="TableLine2600962214528">
          <table:table-cell table:style-name="Tableau4.A2" office:value-type="string">
            <text:p text:style-name="P119">3</text:p>
          </table:table-cell>
          <table:table-cell table:style-name="Tableau4.A2" office:value-type="string">
            <text:p text:style-name="P127">On est connecté <text:span text:style-name="T34">et on veut donner un avis</text:span></text:p>
          </table:table-cell>
          <table:table-cell table:style-name="Tableau4.A2" office:value-type="string">
            <text:p text:style-name="P26">Affichage de la fonctionnalité ‘Donner un avis’ si l’utilisateur n’a pas déjà donné un avis sur le produit / pas de fonctionnalité sinon</text:p>
          </table:table-cell>
          <table:table-cell table:style-name="Tableau4.D2" office:value-type="string">
            <text:p text:style-name="P27">Affichage de la fonctionnalité ‘Donner un avis’ si l’utilisateur n’a pas déjà donné un avis sur le produit / pas de fonctionnalité sinon</text:p>
          </table:table-cell>
        </table:table-row>
        <table:table-row table:style-name="TableLine2600962214528">
          <table:table-cell table:style-name="Tableau4.A2" office:value-type="string">
            <text:p text:style-name="P128">4</text:p>
          </table:table-cell>
          <table:table-cell table:style-name="Tableau4.A2" office:value-type="string">
            <text:p text:style-name="P128">On est connecté et on peut donner un avis/ on clique sur ‘Donner un avis’</text:p>
          </table:table-cell>
          <table:table-cell table:style-name="Tableau4.A2" office:value-type="string">
            <text:p text:style-name="P28">Affichage d’un espace sur la même page permettant de renseigner son avis et sa note sur le produit</text:p>
          </table:table-cell>
          <table:table-cell table:style-name="Tableau4.D2" office:value-type="string">
            <text:p text:style-name="P28">Affichage d’un espace sur la même page permettant de renseigner son avis et sa note sur le produit</text:p>
          </table:table-cell>
        </table:table-row>
        <table:table-row table:style-name="TableLine2600962214528">
          <table:table-cell table:style-name="Tableau4.A2" office:value-type="string">
            <text:p text:style-name="P128">5</text:p>
          </table:table-cell>
          <table:table-cell table:style-name="Tableau4.A2" office:value-type="string">
            <text:p text:style-name="P128">Envoi de l’avis</text:p>
          </table:table-cell>
          <table:table-cell table:style-name="Tableau4.A2" office:value-type="string">
            <text:p text:style-name="P29">Affichage enlevé / reste sur les détails du produit / L’utilisateur ne peut plus donner un avis sur ce produit</text:p>
          </table:table-cell>
          <table:table-cell table:style-name="Tableau4.D2" office:value-type="string">
            <text:p text:style-name="P29">Affichage enlevé / reste sur les détails du produit L’utilisateur ne peut plus donner un avis sur ce produit</text:p>
          </table:table-cell>
        </table:table-row>
        <table:table-row table:style-name="TableLine2600962214528">
          <table:table-cell table:style-name="Tableau4.A2" office:value-type="string">
            <text:p text:style-name="P130">6</text:p>
          </table:table-cell>
          <table:table-cell table:style-name="Tableau4.A2" office:value-type="string">
            <text:p text:style-name="P129">Si informations erroné</text:p>
          </table:table-cell>
          <table:table-cell table:style-name="Tableau4.A2" office:value-type="string">
            <text:p text:style-name="P29">Message d’erreur au niveau du champ</text:p>
          </table:table-cell>
          <table:table-cell table:style-name="Tableau4.D2" office:value-type="string">
            <text:p text:style-name="P29">Message d’erreur au niveau du champ</text:p>
          </table:table-cell>
        </table:table-row>
        <table:table-row table:style-name="TableLine2600962214528">
          <table:table-cell table:style-name="Tableau4.A2" office:value-type="string">
            <text:p text:style-name="P130">7</text:p>
          </table:table-cell>
          <table:table-cell table:style-name="Tableau4.A2" office:value-type="string">
            <text:p text:style-name="P130">On souhaite voir le détail d’un produit suggéré en cliquant dessus</text:p>
          </table:table-cell>
          <table:table-cell table:style-name="Tableau4.A2" office:value-type="string">
            <text:p text:style-name="P30">Affichage des détails du produit suggéré cliqué</text:p>
          </table:table-cell>
          <table:table-cell table:style-name="Tableau4.D2" office:value-type="string">
            <text:p text:style-name="P30">Affichage des détails du produit suggéré cliqué</text:p>
          </table:table-cell>
        </table:table-row>
        <table:table-row table:style-name="TableLine2600962214528">
          <table:table-cell table:style-name="Tableau4.A2" office:value-type="string">
            <text:p text:style-name="P131">8</text:p>
          </table:table-cell>
          <table:table-cell table:style-name="Tableau4.A2" office:value-type="string">
            <text:p text:style-name="P131">On souhaite choisir la contenance que l’on veut acheter du produit</text:p>
          </table:table-cell>
          <table:table-cell table:style-name="Tableau4.A2" office:value-type="string">
            <text:p text:style-name="P31">Affichage liste déroulante avec les différentes propositions</text:p>
          </table:table-cell>
          <table:table-cell table:style-name="Tableau4.D2" office:value-type="string">
            <text:p text:style-name="P31">Affichage liste déroulante avec les différentes propositions</text:p>
          </table:table-cell>
        </table:table-row>
        <table:table-row table:style-name="TableLine2600962214528">
          <table:table-cell table:style-name="Tableau4.A2" office:value-type="string">
            <text:p text:style-name="P132">9</text:p>
          </table:table-cell>
          <table:table-cell table:style-name="Tableau4.A2" office:value-type="string">
            <text:p text:style-name="P131">Choix d’une contenance</text:p>
          </table:table-cell>
          <table:table-cell table:style-name="Tableau4.A2" office:value-type="string">
            <text:p text:style-name="P31">Affichage du prix et du stocke en fonctions du produit et de la contenance</text:p>
            <text:p text:style-name="P32">Affichage d’une liste déroulante pour la quantité à acheter + bouton ajouter au panier</text:p>
          </table:table-cell>
          <table:table-cell table:style-name="Tableau4.D2" office:value-type="string">
            <text:p text:style-name="P31">Affichage du prix et du stocke en fonctions du produit et de la contenance</text:p>
            <text:p text:style-name="P32">Affichage d’une liste déroulante pour la quantité à acheter + bouton ajouter au panier</text:p>
          </table:table-cell>
        </table:table-row>
        <table:table-row table:style-name="TableLine2600962214528">
          <table:table-cell table:style-name="Tableau4.A2" office:value-type="string">
            <text:p text:style-name="P132">10</text:p>
          </table:table-cell>
          <table:table-cell table:style-name="Tableau4.A2" office:value-type="string">
            <text:p text:style-name="P133">Selection d’une quantité à acheter </text:p>
          </table:table-cell>
          <table:table-cell table:style-name="Tableau4.A2" office:value-type="string">
            <text:p text:style-name="P34">Affichage du prix à payer en fonction du prix et de la quantité <text:s/>à acheter</text:p>
          </table:table-cell>
          <table:table-cell table:style-name="Tableau4.D2" office:value-type="string">
            <text:p text:style-name="P33">Affichage d’une liste déroulante pour la quantité à acheter + bouton ajouter au panier</text:p>
          </table:table-cell>
        </table:table-row>
        <text:soft-page-break/>
        <table:table-row table:style-name="TableLine2600962214528">
          <table:table-cell table:style-name="Tableau4.A2" office:value-type="string">
            <text:p text:style-name="P133">11</text:p>
          </table:table-cell>
          <table:table-cell table:style-name="Tableau4.A2" office:value-type="string">
            <text:p text:style-name="P133">On souhaite ajouter au panier le produits avec les informations renseignées</text:p>
          </table:table-cell>
          <table:table-cell table:style-name="Tableau4.A2" office:value-type="string">
            <text:p text:style-name="P35">Ajout réussi dans le panier et retour dans les produits par catégories</text:p>
          </table:table-cell>
          <table:table-cell table:style-name="Tableau4.D2" office:value-type="string">
            <text:p text:style-name="P35">Ajout réussi dans le panier et retour dans les produits par catégories</text:p>
          </table:table-cell>
        </table:table-row>
      </table:table>
      <text:p text:style-name="P87"/>
      <text:p text:style-name="P87"/>
      <text:p text:style-name="P46">Panier</text:p>
      <text:p text:style-name="P46"/>
      <text:p text:style-name="P46"/>
      <text:p text:style-name="P46"/>
      <text:p text:style-name="P47"/>
      <table:table table:name="Tableau5" table:style-name="Tableau5">
        <table:table-column table:style-name="Tableau5.A" table:number-columns-repeated="4"/>
        <table:table-row table:style-name="TableLine2600962437840">
          <table:table-cell table:style-name="Tableau5.A1" office:value-type="string">
            <text:p text:style-name="P100">Étape</text:p>
          </table:table-cell>
          <table:table-cell table:style-name="Tableau5.A1" office:value-type="string">
            <text:p text:style-name="P12"><text:span text:style-name="T11">Description du test effectué</text:span></text:p>
          </table:table-cell>
          <table:table-cell table:style-name="Tableau5.A1" office:value-type="string">
            <text:p text:style-name="P12"><text:span text:style-name="T12">R</text:span><text:span text:style-name="T11">ésultat attendu</text:span></text:p>
          </table:table-cell>
          <table:table-cell table:style-name="Tableau5.D1" office:value-type="string">
            <text:p text:style-name="P12"><text:span text:style-name="T12">R</text:span><text:span text:style-name="T11">ésultat obtenu</text:span></text:p>
          </table:table-cell>
        </table:table-row>
        <table:table-row table:style-name="TableLine2600962437840">
          <table:table-cell table:style-name="Tableau5.A2" office:value-type="string">
            <text:p text:style-name="P125">1</text:p>
          </table:table-cell>
          <table:table-cell table:style-name="Tableau5.A2" office:value-type="string">
            <text:p text:style-name="P134">On souhaite voir le panier</text:p>
          </table:table-cell>
          <table:table-cell table:style-name="Tableau5.A2" office:value-type="string">
            <text:p text:style-name="P36">Affichage du panier vide si aucun ajout de produit/ les produits , leurs prix , la quantité sinon</text:p>
          </table:table-cell>
          <table:table-cell table:style-name="Tableau5.D2" office:value-type="string">
            <text:p text:style-name="P36">Affichage du panier vide si aucun ajout de produit/ les produits , leurs prix , la quantité sinon</text:p>
          </table:table-cell>
        </table:table-row>
        <table:table-row table:style-name="TableLine2600962437840">
          <table:table-cell table:style-name="Tableau5.A2" office:value-type="string">
            <text:p text:style-name="P113">2</text:p>
          </table:table-cell>
          <table:table-cell table:style-name="Tableau5.A2" office:value-type="string">
            <text:p text:style-name="P94"><text:span text:style-name="T20">On souhaite </text:span><text:span text:style-name="T21">modifier les infos sur le produit </text:span><text:span text:style-name="T20"><text:s/>acheté en cliquant sur modifier</text:span></text:p>
          </table:table-cell>
          <table:table-cell table:style-name="Tableau5.A2" office:value-type="string">
            <text:p text:style-name="P59"><text:span text:style-name="T29">A</text:span>lert qui confirme le changement de quantité</text:p>
            <text:p text:style-name="P59">Affichage de la page pour modifier la quantité</text:p>
            <text:p text:style-name="P59">prix affiché </text:p>
            <text:p text:style-name="P59">et quantité variable en fonctions du stock disponible pour la contenance.</text:p>
          </table:table-cell>
          <table:table-cell table:style-name="Tableau5.D2" office:value-type="string">
            <text:p text:style-name="P59"><text:span text:style-name="T29">A</text:span>lert qui confirme le changement de quantité</text:p>
            <text:p text:style-name="P59">Affichage de la page pour modifier la quantité</text:p>
            <text:p text:style-name="P59">prix affiché </text:p>
            <text:p text:style-name="P59"><text:span text:style-name="T9">et quantité variable en fonctions du stock disponible pour la contenance.</text:span></text:p>
          </table:table-cell>
        </table:table-row>
        <table:table-row table:style-name="TableLine2600962437840">
          <table:table-cell table:style-name="Tableau5.A2" office:value-type="string">
            <text:p text:style-name="P135">3</text:p>
          </table:table-cell>
          <table:table-cell table:style-name="Tableau5.A2" office:value-type="string">
            <text:p text:style-name="P135">On souhaite supprimer l’article du panier en cliquant sur l’icone supprimer du panier</text:p>
          </table:table-cell>
          <table:table-cell table:style-name="Tableau5.A2" office:value-type="string">
            <text:p text:style-name="P63">Article supprimé du panier</text:p>
          </table:table-cell>
          <table:table-cell table:style-name="Tableau5.D2" office:value-type="string">
            <text:p text:style-name="P63">Article supprimé du panier</text:p>
          </table:table-cell>
        </table:table-row>
        <table:table-row table:style-name="TableLine2600962437840">
          <table:table-cell table:style-name="Tableau5.A2" office:value-type="string">
            <text:p text:style-name="P135">4</text:p>
          </table:table-cell>
          <table:table-cell table:style-name="Tableau5.A2" office:value-type="string">
            <text:p text:style-name="P135">On veut vider le panier</text:p>
            <text:p text:style-name="P135">en cliquant sur vider le panier</text:p>
          </table:table-cell>
          <table:table-cell table:style-name="Tableau5.A2" office:value-type="string">
            <text:p text:style-name="P63">Alert pour confirmer </text:p>
            <text:p text:style-name="P63">Message disant que le panier est vide </text:p>
          </table:table-cell>
          <table:table-cell table:style-name="Tableau5.D2" office:value-type="string">
            <text:p text:style-name="P63">Alert pour confirmer </text:p>
            <text:p text:style-name="P63">Message disant que le panier est vide </text:p>
          </table:table-cell>
        </table:table-row>
        <table:table-row table:style-name="TableLine2600962437840">
          <table:table-cell table:style-name="Tableau5.A2" office:value-type="string">
            <text:p text:style-name="P136">5</text:p>
          </table:table-cell>
          <table:table-cell table:style-name="Tableau5.A2" office:value-type="string">
            <text:p text:style-name="P136">On souhaite passer une commande en cliquant sur ‘je commande !’</text:p>
          </table:table-cell>
          <table:table-cell table:style-name="Tableau5.A2" office:value-type="string">
            <text:p text:style-name="P64">Alert pour confirmer le choix</text:p>
            <text:p text:style-name="P64">Passage au formulaire</text:p>
          </table:table-cell>
          <table:table-cell table:style-name="Tableau5.D2" office:value-type="string">
            <text:p text:style-name="P64">Alert pour confirmer le choix</text:p>
            <text:p text:style-name="P64">Passage au formulaire</text:p>
          </table:table-cell>
        </table:table-row>
      </table:table>
      <text:p text:style-name="P88"/>
      <text:p text:style-name="P88"/>
      <text:p text:style-name="P88"/>
      <text:p text:style-name="P92">Commande</text:p>
      <text:p text:style-name="P48"/>
      <text:p text:style-name="P49"/>
      <table:table table:name="Tableau6" table:style-name="Tableau6">
        <table:table-column table:style-name="Tableau6.A" table:number-columns-repeated="4"/>
        <table:table-row table:style-name="TableLine2600962263488">
          <table:table-cell table:style-name="Tableau6.A1" office:value-type="string">
            <text:p text:style-name="P101">Étape</text:p>
          </table:table-cell>
          <table:table-cell table:style-name="Tableau6.A1" office:value-type="string">
            <text:p text:style-name="P13"><text:span text:style-name="T11">Description du test effectué</text:span></text:p>
          </table:table-cell>
          <table:table-cell table:style-name="Tableau6.A1" office:value-type="string">
            <text:p text:style-name="P13"><text:span text:style-name="T12">R</text:span><text:span text:style-name="T11">ésultat attendu</text:span></text:p>
          </table:table-cell>
          <table:table-cell table:style-name="Tableau6.D1" office:value-type="string">
            <text:p text:style-name="P13"><text:span text:style-name="T12">R</text:span><text:span text:style-name="T11">ésultat obtenu</text:span></text:p>
          </table:table-cell>
        </table:table-row>
        <table:table-row table:style-name="TableLine2600962263488">
          <table:table-cell table:style-name="Tableau6.A2" office:value-type="string">
            <text:p text:style-name="P137">1</text:p>
          </table:table-cell>
          <table:table-cell table:style-name="Tableau6.A2" office:value-type="string">
            <text:p text:style-name="P136">On souhaite passer une commande en cliquant sur ‘je commande !’</text:p>
          </table:table-cell>
          <table:table-cell table:style-name="Tableau6.A2" office:value-type="string">
            <text:p text:style-name="P64">Alert pour confirmer le choix</text:p>
            <text:p text:style-name="P64">Passage au formulaire</text:p>
            <text:p text:style-name="P66">Affichage du formulaire de commande</text:p>
          </table:table-cell>
          <table:table-cell table:style-name="Tableau6.D2" office:value-type="string">
            <text:p text:style-name="P64">Alert pour confirmer le choix</text:p>
            <text:p text:style-name="P64">Passage au formulaire</text:p>
            <text:p text:style-name="P66">Affichage du formulaire de commande</text:p>
          </table:table-cell>
        </table:table-row>
        <table:table-row table:style-name="TableLine2600962263488">
          <table:table-cell table:style-name="Tableau6.A2" office:value-type="string">
            <text:p text:style-name="P114">2</text:p>
          </table:table-cell>
          <table:table-cell table:style-name="Tableau6.A2" office:value-type="string">
            <text:p text:style-name="P141"><text:span text:style-name="T35">O</text:span>n entre toutes les informations</text:p>
          </table:table-cell>
          <table:table-cell table:style-name="Tableau6.A2" office:value-type="string">
            <text:p text:style-name="P60"><text:span text:style-name="T29">A</text:span>lert qui <text:span text:style-name="T36">confirme les données entrées</text:span></text:p>
            <text:p text:style-name="P67">validation de la commande</text:p>
            <text:p text:style-name="P70">Message de réussite de la commande</text:p>
            <text:p text:style-name="P72">Panier vide</text:p>
          </table:table-cell>
          <table:table-cell table:style-name="Tableau6.D2" office:value-type="string">
            <text:p text:style-name="P61"><text:span text:style-name="T29">A</text:span>lert qui <text:span text:style-name="T36">confirme les données entrées</text:span></text:p>
            <text:p text:style-name="P68">validation de la commande</text:p>
            <text:p text:style-name="P71">Message de réussite de la commande</text:p>
            <text:p text:style-name="P71"><text:span text:style-name="T37">Panier vide</text:span></text:p>
          </table:table-cell>
        </table:table-row>
        <table:table-row table:style-name="TableLine2600962263488">
          <table:table-cell table:style-name="Tableau6.A2" office:value-type="string">
            <text:p text:style-name="P142">3</text:p>
          </table:table-cell>
          <table:table-cell table:style-name="Tableau6.A2" office:value-type="string">
            <text:p text:style-name="P142">On entre des informations érronées</text:p>
          </table:table-cell>
          <table:table-cell table:style-name="Tableau6.A2" office:value-type="string">
            <text:p text:style-name="P61"><text:span text:style-name="T29">A</text:span>lert qui <text:span text:style-name="T36">confirme les données entrées</text:span></text:p>
            <text:p text:style-name="P69">indique les erreurs</text:p>
          </table:table-cell>
          <table:table-cell table:style-name="Tableau6.D2" office:value-type="string">
            <text:p text:style-name="P61"><text:span text:style-name="T29">A</text:span>lert qui <text:span text:style-name="T36">confirme les données entrées</text:span></text:p>
            <text:p text:style-name="P69">indique les erreurs</text:p>
          </table:table-cell>
        </table:table-row>
        <table:table-row table:style-name="TableLine2600962263488">
          <table:table-cell table:style-name="Tableau6.A2" office:value-type="string">
            <text:p text:style-name="P142">4</text:p>
          </table:table-cell>
          <table:table-cell table:style-name="Tableau6.A2" office:value-type="string">
            <text:p text:style-name="P142">On veut annuler les données saisie en cliquant sur annuler </text:p>
          </table:table-cell>
          <table:table-cell table:style-name="Tableau6.A2" office:value-type="string">
            <text:p text:style-name="P69">Alert confirme l’annulation des données saisies</text:p>
            <text:p text:style-name="P69">Données saisie supprimées</text:p>
            <text:p text:style-name="P69">Reste sur la même page</text:p>
          </table:table-cell>
          <table:table-cell table:style-name="Tableau6.D2" office:value-type="string">
            <text:p text:style-name="P69">Alert confirme l’annulation des données saisies</text:p>
            <text:p text:style-name="P69">Données saisie supprimées</text:p>
            <text:p text:style-name="P69">Reste sur la même page</text:p>
          </table:table-cell>
        </table:table-row>
      </table:table>
      <text:p text:style-name="P89"/>
      <text:p text:style-name="P89"/>
      <text:p text:style-name="P50">Admin ajouterProduit</text:p>
      <text:p text:style-name="P50"/>
      <text:p text:style-name="P50"/>
      <text:p text:style-name="P51"/>
      <table:table table:name="Tableau7" table:style-name="Tableau7">
        <table:table-column table:style-name="Tableau7.A" table:number-columns-repeated="4"/>
        <table:table-row table:style-name="TableLine2601043941632">
          <table:table-cell table:style-name="Tableau7.A1" office:value-type="string">
            <text:p text:style-name="P102">Étape</text:p>
          </table:table-cell>
          <table:table-cell table:style-name="Tableau7.A1" office:value-type="string">
            <text:p text:style-name="P14"><text:span text:style-name="T11">Description du test effectué</text:span></text:p>
          </table:table-cell>
          <table:table-cell table:style-name="Tableau7.A1" office:value-type="string">
            <text:p text:style-name="P14"><text:span text:style-name="T12">R</text:span><text:span text:style-name="T11">ésultat attendu</text:span></text:p>
          </table:table-cell>
          <table:table-cell table:style-name="Tableau7.D1" office:value-type="string">
            <text:p text:style-name="P14"><text:span text:style-name="T12">R</text:span><text:span text:style-name="T11">ésultat obtenu</text:span></text:p>
          </table:table-cell>
        </table:table-row>
        <table:table-row table:style-name="TableLine2601043941632">
          <table:table-cell table:style-name="Tableau7.A2" office:value-type="string">
            <text:p text:style-name="P138">1</text:p>
          </table:table-cell>
          <table:table-cell table:style-name="Tableau7.A2" office:value-type="string">
            <text:p text:style-name="P143">On souhaite ajouter un produit</text:p>
          </table:table-cell>
          <table:table-cell table:style-name="Tableau7.A2" office:value-type="string">
            <text:p text:style-name="P14">Affichage d’un formulaire avec les données à renseigner</text:p>
          </table:table-cell>
          <table:table-cell table:style-name="Tableau7.D2" office:value-type="string">
            <text:p text:style-name="P65"><text:span text:style-name="T24">Affichage d’un formulaire avec les données à renseigner</text:span></text:p>
          </table:table-cell>
        </table:table-row>
        <table:table-row table:style-name="TableLine2601043941632">
          <table:table-cell table:style-name="Tableau7.A2" office:value-type="string">
            <text:p text:style-name="P115">2</text:p>
          </table:table-cell>
          <table:table-cell table:style-name="Tableau7.A2" office:value-type="string">
            <text:p text:style-name="P143">On entre des données conformes</text:p>
          </table:table-cell>
          <table:table-cell table:style-name="Tableau7.A2" office:value-type="string">
            <text:p text:style-name="P62"><text:span text:style-name="T29">A</text:span>lert qui <text:span text:style-name="T36">confirme les données entrées</text:span></text:p>
            <text:p text:style-name="P73">Ajout du produit</text:p>
          </table:table-cell>
          <table:table-cell table:style-name="Tableau7.D2" office:value-type="string">
            <text:p text:style-name="P62"><text:span text:style-name="T29">A</text:span>lert qui <text:span text:style-name="T36">confirme les données entrées</text:span></text:p>
            <text:p text:style-name="P73">Ajout du produit</text:p>
          </table:table-cell>
        </table:table-row>
        <table:table-row table:style-name="TableLine2601043941632">
          <table:table-cell table:style-name="Tableau7.A2" office:value-type="string">
            <text:p text:style-name="P144">3</text:p>
          </table:table-cell>
          <table:table-cell table:style-name="Tableau7.A2" office:value-type="string">
            <text:p text:style-name="P144">On entre des données erronées</text:p>
          </table:table-cell>
          <table:table-cell table:style-name="Tableau7.A2" office:value-type="string">
            <text:p text:style-name="P74">Alert qui confirme les données entrées</text:p>
            <text:p text:style-name="P74">Message d’erreurs au niveau des champs renseignés</text:p>
          </table:table-cell>
          <table:table-cell table:style-name="Tableau7.D2" office:value-type="string">
            <text:p text:style-name="P74">Alert qui confirme les données entrées</text:p>
            <text:p text:style-name="P74">Message d’erreurs au niveau des champs renseignés</text:p>
          </table:table-cell>
        </table:table-row>
        <table:table-row table:style-name="TableLine2601043941632">
          <table:table-cell table:style-name="Tableau7.A2" office:value-type="string">
            <text:p text:style-name="P144">4</text:p>
          </table:table-cell>
          <table:table-cell table:style-name="Tableau7.A2" office:value-type="string">
            <text:p text:style-name="P144">On souhaite annuler la saisie du produit en cliquant sur ‘Annuler’</text:p>
          </table:table-cell>
          <table:table-cell table:style-name="Tableau7.A2" office:value-type="string">
            <text:p text:style-name="P74">Les champs se vident</text:p>
          </table:table-cell>
          <table:table-cell table:style-name="Tableau7.D2" office:value-type="string">
            <text:p text:style-name="P74">Les champs se vident</text:p>
          </table:table-cell>
        </table:table-row>
      </table:table>
      <text:p text:style-name="P90"/>
      <text:p text:style-name="P90"/>
      <text:p text:style-name="P52"><text:soft-page-break/>Modifier un Produit/<text:span text:style-name="T40">Supprimer</text:span></text:p>
      <text:p text:style-name="P52"/>
      <text:p text:style-name="P52"/>
      <text:p text:style-name="P53"/>
      <text:p text:style-name="P85"/>
      <table:table table:name="Tableau8" table:style-name="Tableau8">
        <table:table-column table:style-name="Tableau8.A" table:number-columns-repeated="4"/>
        <table:table-row table:style-name="TableLine2600663570720">
          <table:table-cell table:style-name="Tableau8.A1" office:value-type="string">
            <text:p text:style-name="P103">Étape</text:p>
          </table:table-cell>
          <table:table-cell table:style-name="Tableau8.A1" office:value-type="string">
            <text:p text:style-name="P15"><text:span text:style-name="T11">Description du test effectué</text:span></text:p>
          </table:table-cell>
          <table:table-cell table:style-name="Tableau8.A1" office:value-type="string">
            <text:p text:style-name="P15"><text:span text:style-name="T12">R</text:span><text:span text:style-name="T11">ésultat attendu</text:span></text:p>
          </table:table-cell>
          <table:table-cell table:style-name="Tableau8.D1" office:value-type="string">
            <text:p text:style-name="P15"><text:span text:style-name="T12">R</text:span><text:span text:style-name="T11">ésultat obtenu</text:span></text:p>
          </table:table-cell>
        </table:table-row>
        <table:table-row table:style-name="TableLine2600663570720">
          <table:table-cell table:style-name="Tableau8.A2" office:value-type="string">
            <text:p text:style-name="P139">1</text:p>
          </table:table-cell>
          <table:table-cell table:style-name="Tableau8.A2" office:value-type="string">
            <text:p text:style-name="P95"><text:span text:style-name="T22">On souhaite </text:span><text:span text:style-name="T23">modifier un </text:span><text:span text:style-name="T22"><text:s/>produit</text:span></text:p>
          </table:table-cell>
          <table:table-cell table:style-name="Tableau8.A2" office:value-type="string">
            <text:p text:style-name="P37">Affichage <text:span text:style-name="T39">de tous les produits avec 2 options ‘modifier’ ou ’supprimer’</text:span></text:p>
          </table:table-cell>
          <table:table-cell table:style-name="Tableau8.D2" office:value-type="string">
            <text:p text:style-name="P7"><text:span text:style-name="T13">Affichage </text:span><text:span text:style-name="T14">de tous les produits avec 2 options ‘modifier’ ou ’supprimer’</text:span></text:p>
          </table:table-cell>
        </table:table-row>
        <table:table-row table:style-name="TableLine2600663570720">
          <table:table-cell table:style-name="Tableau8.A2" office:value-type="string">
            <text:p text:style-name="P116">2</text:p>
          </table:table-cell>
          <table:table-cell table:style-name="Tableau8.A2" office:value-type="string">
            <text:p text:style-name="P145">On clique sur modifier</text:p>
          </table:table-cell>
          <table:table-cell table:style-name="Tableau8.A2" office:value-type="string">
            <text:p text:style-name="P75">Affichage d’un formulaire pour choisir la contenance du produit que l’on veut modifier</text:p>
          </table:table-cell>
          <table:table-cell table:style-name="Tableau8.D2" office:value-type="string">
            <text:p text:style-name="P75">Affichage d’un formulaire pour choisir la contenance du produit que l’on veut modifier</text:p>
          </table:table-cell>
        </table:table-row>
        <table:table-row table:style-name="TableLine2600663570720">
          <table:table-cell table:style-name="Tableau8.A2" office:value-type="string">
            <text:p text:style-name="P146">3</text:p>
          </table:table-cell>
          <table:table-cell table:style-name="Tableau8.A2" office:value-type="string">
            <text:p text:style-name="P146">On choisi une contenance</text:p>
          </table:table-cell>
          <table:table-cell table:style-name="Tableau8.A2" office:value-type="string">
            <text:p text:style-name="P76">Affichage d’un formulaire avec différentes données <text:s/>à renseigner </text:p>
          </table:table-cell>
          <table:table-cell table:style-name="Tableau8.D2" office:value-type="string">
            <text:p text:style-name="P76">Affichage d’un formulaire avec différentes données <text:s/>à renseigner </text:p>
          </table:table-cell>
        </table:table-row>
        <table:table-row table:style-name="TableLine2600663570720">
          <table:table-cell table:style-name="Tableau8.A2" office:value-type="string">
            <text:p text:style-name="P148">4</text:p>
          </table:table-cell>
          <table:table-cell table:style-name="Tableau8.A2" office:value-type="string">
            <text:p text:style-name="P146">On entre des données conforme</text:p>
          </table:table-cell>
          <table:table-cell table:style-name="Tableau8.A2" office:value-type="string">
            <text:p text:style-name="P76">Alert qui confirme la validation des données</text:p>
            <text:p text:style-name="P76">Modification des données du produit en fonction de son unité et de sa contenance</text:p>
            <text:p text:style-name="P79">retour sur les produits par categorie</text:p>
          </table:table-cell>
          <table:table-cell table:style-name="Tableau8.D2" office:value-type="string">
            <text:p text:style-name="P76">Alert qui confirme la validation des données</text:p>
            <text:p text:style-name="P76">Modification des données du produit en fonction de son unité et de sa contenance</text:p>
            <text:p text:style-name="P79">retour sur les produits par categorie</text:p>
          </table:table-cell>
        </table:table-row>
        <table:table-row table:style-name="TableLine2600663570720">
          <table:table-cell table:style-name="Tableau8.A2" office:value-type="string">
            <text:p text:style-name="P148">5</text:p>
          </table:table-cell>
          <table:table-cell table:style-name="Tableau8.A2" office:value-type="string">
            <text:p text:style-name="P147">On entre des données non conformes</text:p>
          </table:table-cell>
          <table:table-cell table:style-name="Tableau8.A2" office:value-type="string">
            <text:p text:style-name="P77">Alert qui confirme la validation des données</text:p>
            <text:p text:style-name="P78">Message d’erreurs sur les champs concernés</text:p>
          </table:table-cell>
          <table:table-cell table:style-name="Tableau8.D2" office:value-type="string">
            <text:p text:style-name="P77">Alert qui confirme la validation des données</text:p>
            <text:p text:style-name="P78">Message d’erreurs sur les champs concernés</text:p>
          </table:table-cell>
        </table:table-row>
        <table:table-row table:style-name="TableLine2600663570720">
          <table:table-cell table:style-name="Tableau8.A2" office:value-type="string">
            <text:p text:style-name="P149">6</text:p>
          </table:table-cell>
          <table:table-cell table:style-name="Tableau8.A2" office:value-type="string">
            <text:p text:style-name="P149">On souhaite supprimer un produit en cliquant sur ‘supprimer’</text:p>
          </table:table-cell>
          <table:table-cell table:style-name="Tableau8.A2" office:value-type="string">
            <text:p text:style-name="P80">Alert qui confirme la supression du produit concerné</text:p>
            <text:p text:style-name="P81">Produit supprimmé</text:p>
          </table:table-cell>
          <table:table-cell table:style-name="Tableau8.D2" office:value-type="string">
            <text:p text:style-name="P80">Alert qui confirme la supression du produit concerné</text:p>
            <text:p text:style-name="P81">Produit supprimé</text:p>
          </table:table-cell>
        </table:table-row>
      </table:table>
      <text:p text:style-name="P52"/>
      <text:p text:style-name="P54">Retour</text:p>
      <text:p text:style-name="P54"/>
      <text:p text:style-name="P55"/>
      <table:table table:name="Tableau9" table:style-name="Tableau9">
        <table:table-column table:style-name="Tableau9.A" table:number-columns-repeated="4"/>
        <table:table-row table:style-name="TableLine2600988920192">
          <table:table-cell table:style-name="Tableau9.A1" office:value-type="string">
            <text:p text:style-name="P104">Étape</text:p>
          </table:table-cell>
          <table:table-cell table:style-name="Tableau9.A1" office:value-type="string">
            <text:p text:style-name="P16"><text:span text:style-name="T11">Description du test effectué</text:span></text:p>
          </table:table-cell>
          <table:table-cell table:style-name="Tableau9.A1" office:value-type="string">
            <text:p text:style-name="P16"><text:span text:style-name="T12">R</text:span><text:span text:style-name="T11">ésultat attendu</text:span></text:p>
          </table:table-cell>
          <table:table-cell table:style-name="Tableau9.D1" office:value-type="string">
            <text:p text:style-name="P16"><text:span text:style-name="T12">R</text:span><text:span text:style-name="T11">ésultat obtenu</text:span></text:p>
          </table:table-cell>
        </table:table-row>
        <table:table-row table:style-name="TableLine2600988920192">
          <table:table-cell table:style-name="Tableau9.A2" office:value-type="string">
            <text:p text:style-name="P140">1</text:p>
          </table:table-cell>
          <table:table-cell table:style-name="Tableau9.A2" office:value-type="string">
            <text:p text:style-name="P150"><text:span text:style-name="T38">O</text:span>n clique sur le bouton ‘retour’</text:p>
          </table:table-cell>
          <table:table-cell table:style-name="Tableau9.A2" office:value-type="string">
            <text:p text:style-name="P38">Affichage de la page d’avant</text:p>
          </table:table-cell>
          <table:table-cell table:style-name="Tableau9.D2" office:value-type="string">
            <text:p text:style-name="P38"><text:span text:style-name="T14">Affichage de la page d’avant</text:span></text:p>
          </table:table-cell>
        </table:table-row>
      </table:table>
      <text:p text:style-name="P9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/>
    <style:font-face style:name="Segoe UI" svg:font-family="'Segoe UI'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egoe UI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Segoe UI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egoe UI" fo:font-family="'Segoe UI'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0T15:23:38.313000000</meta:creation-date>
    <dc:date>2023-04-20T18:28:02.291000000</dc:date>
    <meta:editing-duration>PT2H23M9S</meta:editing-duration>
    <meta:editing-cycles>48</meta:editing-cycles>
    <meta:generator>LibreOffice/7.0.3.1$Windows_X86_64 LibreOffice_project/d7547858d014d4cf69878db179d326fc3483e082</meta:generator>
    <meta:document-statistic meta:table-count="9" meta:image-count="0" meta:object-count="0" meta:page-count="7" meta:paragraph-count="326" meta:word-count="1894" meta:character-count="11489" meta:non-whitespace-character-count="9888"/>
  </office:meta>
</office:document-meta>
</file>